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rthdayProblem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8" table:default-cell-style-name="ce1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Birthday Problem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m=Number of Student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=Days of the yea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65">
            <text:p>365</text:p>
          </table:table-cell>
          <table:table-cell office:value-type="string">
            <text:p><text:s/>= N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number-columns-repeated="2" office:value-type="string">
            <text:p>Exact</text:p>
          </table:table-cell>
          <table:table-cell table:number-columns-repeated="2" office:value-type="string">
            <text:p>Approximate</text:p>
          </table:table-cell>
          <table:table-cell>
            <draw:frame table:end-cell-address="BirthdayProblem.U42" table:end-x="0.1539in" table:end-y="0.0602in" draw:z-index="0" draw:style-name="gr1" draw:text-style-name="P1" svg:width="10.4201in" svg:height="6.0665in" svg:x="0.402in" svg:y="0.0465in">
              <draw:object draw:notify-on-update-of-ranges="BirthdayProblem.E8:BirthdayProblem.E10 BirthdayProblem.E11:BirthdayProblem.E70 BirthdayProblem.C11:BirthdayProblem.C70 BirthdayProblem.F8:BirthdayProblem.F10 BirthdayProblem.F11:BirthdayProblem.F70 BirthdayProblem.C11:BirthdayProblem.C70 BirthdayProblem.G8:BirthdayProblem.G10 BirthdayProblem.G11:BirthdayProblem.G70 BirthdayProblem.C11:BirthdayProblem.C70 BirthdayProblem.H8:BirthdayProblem.H10 BirthdayProblem.H11:BirthdayProblem.H70 BirthdayProblem.C11:BirthdayProblem.C7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roduct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</text:p>
          </table:table-cell>
          <table:table-cell office:value-type="string">
            <text:p>(n-m+1)/n</text:p>
          </table:table-cell>
          <table:table-cell office:value-type="string">
            <text:p>P(NoCollision)</text:p>
          </table:table-cell>
          <table:table-cell office:value-type="string">
            <text:p>P(Collision)</text:p>
          </table:table-cell>
          <table:table-cell office:value-type="string">
            <text:p>P(NoCollsion)</text:p>
          </table:table-cell>
          <table:table-cell office:value-type="string">
            <text:p>P(Collsion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[.$E$6]-[.C11]+1)/[.$E$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1-[.E11]" office:value-type="float" office:value="0">
            <text:p>0</text:p>
          </table:table-cell>
          <table:table-cell table:formula="of:=EXP(-[.C11]*[.C11]/2/[.$E$6])" office:value-type="float" office:value="0.998631074820356">
            <text:p>0.9986310748</text:p>
          </table:table-cell>
          <table:table-cell table:formula="of:=1-[.G11]" office:value-type="float" office:value="0.00136892517964404">
            <text:p>0.00136892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([.$E$6]-[.C12]+1)/[.$E$6]" office:value-type="float" office:value="0.997260273972603">
            <text:p>0.997260274</text:p>
          </table:table-cell>
          <table:table-cell table:formula="of:=[.E11]*[.D12]" office:value-type="float" office:value="0.997260273972603">
            <text:p>0.997260274</text:p>
          </table:table-cell>
          <table:table-cell table:formula="of:=1-[.E12]" office:value-type="float" office:value="0.00273972602739725">
            <text:p>0.002739726</text:p>
          </table:table-cell>
          <table:table-cell table:formula="of:=EXP(-[.C12]*[.C12]/2/[.$E$6])" office:value-type="float" office:value="0.994535532760597">
            <text:p>0.9945355328</text:p>
          </table:table-cell>
          <table:table-cell table:formula="of:=1-[.G12]" office:value-type="float" office:value="0.00546446723940286">
            <text:p>0.00546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([.$E$6]-[.C13]+1)/[.$E$6]" office:value-type="float" office:value="0.994520547945205">
            <text:p>0.9945205479</text:p>
          </table:table-cell>
          <table:table-cell table:formula="of:=[.E12]*[.D13]" office:value-type="float" office:value="0.991795834115219">
            <text:p>0.9917958341</text:p>
          </table:table-cell>
          <table:table-cell table:formula="of:=1-[.E13]" office:value-type="float" office:value="0.00820416588478135">
            <text:p>0.0082041659</text:p>
          </table:table-cell>
          <table:table-cell table:formula="of:=EXP(-[.C13]*[.C13]/2/[.$E$6])" office:value-type="float" office:value="0.987746920760699">
            <text:p>0.9877469208</text:p>
          </table:table-cell>
          <table:table-cell table:formula="of:=1-[.G13]" office:value-type="float" office:value="0.0122530792393011">
            <text:p>0.0122530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([.$E$6]-[.C14]+1)/[.$E$6]" office:value-type="float" office:value="0.991780821917808">
            <text:p>0.9917808219</text:p>
          </table:table-cell>
          <table:table-cell table:formula="of:=[.E13]*[.D14]" office:value-type="float" office:value="0.98364408753345">
            <text:p>0.9836440875</text:p>
          </table:table-cell>
          <table:table-cell table:formula="of:=1-[.E14]" office:value-type="float" office:value="0.0163559124665502">
            <text:p>0.0163559125</text:p>
          </table:table-cell>
          <table:table-cell table:formula="of:=EXP(-[.C14]*[.C14]/2/[.$E$6])" office:value-type="float" office:value="0.978320641662537">
            <text:p>0.9783206417</text:p>
          </table:table-cell>
          <table:table-cell table:formula="of:=1-[.G14]" office:value-type="float" office:value="0.0216793583374634">
            <text:p>0.02167935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[.$E$6]-[.C15]+1)/[.$E$6]" office:value-type="float" office:value="0.989041095890411">
            <text:p>0.9890410959</text:p>
          </table:table-cell>
          <table:table-cell table:formula="of:=[.E14]*[.D15]" office:value-type="float" office:value="0.972864426300207">
            <text:p>0.9728644263</text:p>
          </table:table-cell>
          <table:table-cell table:formula="of:=1-[.E15]" office:value-type="float" office:value="0.0271355736997935">
            <text:p>0.0271355737</text:p>
          </table:table-cell>
          <table:table-cell table:formula="of:=EXP(-[.C15]*[.C15]/2/[.$E$6])" office:value-type="float" office:value="0.966333201318802">
            <text:p>0.9663332013</text:p>
          </table:table-cell>
          <table:table-cell table:formula="of:=1-[.G15]" office:value-type="float" office:value="0.0336667986811984">
            <text:p>0.03366679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([.$E$6]-[.C16]+1)/[.$E$6]" office:value-type="float" office:value="0.986301369863014">
            <text:p>0.9863013699</text:p>
          </table:table-cell>
          <table:table-cell table:formula="of:=[.E15]*[.D16]" office:value-type="float" office:value="0.959537516350889">
            <text:p>0.9595375164</text:p>
          </table:table-cell>
          <table:table-cell table:formula="of:=1-[.E16]" office:value-type="float" office:value="0.0404624836491114">
            <text:p>0.0404624836</text:p>
          </table:table-cell>
          <table:table-cell table:formula="of:=EXP(-[.C16]*[.C16]/2/[.$E$6])" office:value-type="float" office:value="0.951881174680433">
            <text:p>0.9518811747</text:p>
          </table:table-cell>
          <table:table-cell table:formula="of:=1-[.G16]" office:value-type="float" office:value="0.0481188253195667">
            <text:p>0.04811882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([.$E$6]-[.C17]+1)/[.$E$6]" office:value-type="float" office:value="0.983561643835616">
            <text:p>0.9835616438</text:p>
          </table:table-cell>
          <table:table-cell table:formula="of:=[.E16]*[.D17]" office:value-type="float" office:value="0.943764296904025">
            <text:p>0.9437642969</text:p>
          </table:table-cell>
          <table:table-cell table:formula="of:=1-[.E17]" office:value-type="float" office:value="0.0562357030959754">
            <text:p>0.0562357031</text:p>
          </table:table-cell>
          <table:table-cell table:formula="of:=EXP(-[.C17]*[.C17]/2/[.$E$6])" office:value-type="float" office:value="0.935079910405377">
            <text:p>0.9350799104</text:p>
          </table:table-cell>
          <table:table-cell table:formula="of:=1-[.G17]" office:value-type="float" office:value="0.0649200895946231">
            <text:p>0.0649200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([.$E$6]-[.C18]+1)/[.$E$6]" office:value-type="float" office:value="0.980821917808219">
            <text:p>0.9808219178</text:p>
          </table:table-cell>
          <table:table-cell table:formula="of:=[.E17]*[.D18]" office:value-type="float" office:value="0.925664707648331">
            <text:p>0.9256647076</text:p>
          </table:table-cell>
          <table:table-cell table:formula="of:=1-[.E18]" office:value-type="float" office:value="0.074335292351669">
            <text:p>0.0743352924</text:p>
          </table:table-cell>
          <table:table-cell table:formula="of:=EXP(-[.C18]*[.C18]/2/[.$E$6])" office:value-type="float" office:value="0.916061998289108">
            <text:p>0.9160619983</text:p>
          </table:table-cell>
          <table:table-cell table:formula="of:=1-[.G18]" office:value-type="float" office:value="0.0839380017108915">
            <text:p>0.0839380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([.$E$6]-[.C19]+1)/[.$E$6]" office:value-type="float" office:value="0.978082191780822">
            <text:p>0.9780821918</text:p>
          </table:table-cell>
          <table:table-cell table:formula="of:=[.E18]*[.D19]" office:value-type="float" office:value="0.905376166110833">
            <text:p>0.9053761661</text:p>
          </table:table-cell>
          <table:table-cell table:formula="of:=1-[.E19]" office:value-type="float" office:value="0.0946238338891667">
            <text:p>0.0946238339</text:p>
          </table:table-cell>
          <table:table-cell table:formula="of:=EXP(-[.C19]*[.C19]/2/[.$E$6])" office:value-type="float" office:value="0.89497552798951">
            <text:p>0.894975528</text:p>
          </table:table-cell>
          <table:table-cell table:formula="of:=1-[.G19]" office:value-type="float" office:value="0.10502447201049">
            <text:p>0.105024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[.$E$6]-[.C20]+1)/[.$E$6]" office:value-type="float" office:value="0.975342465753425">
            <text:p>0.9753424658</text:p>
          </table:table-cell>
          <table:table-cell table:formula="of:=[.E19]*[.D20]" office:value-type="float" office:value="0.883051822288922">
            <text:p>0.8830518223</text:p>
          </table:table-cell>
          <table:table-cell table:formula="of:=1-[.E20]" office:value-type="float" office:value="0.116948177711078">
            <text:p>0.1169481777</text:p>
          </table:table-cell>
          <table:table-cell table:formula="of:=EXP(-[.C20]*[.C20]/2/[.$E$6])" office:value-type="float" office:value="0.871982171011542">
            <text:p>0.871982171</text:p>
          </table:table-cell>
          <table:table-cell table:formula="of:=1-[.G20]" office:value-type="float" office:value="0.128017828988458">
            <text:p>0.1280178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([.$E$6]-[.C21]+1)/[.$E$6]" office:value-type="float" office:value="0.972602739726027">
            <text:p>0.9726027397</text:p>
          </table:table-cell>
          <table:table-cell table:formula="of:=[.E20]*[.D21]" office:value-type="float" office:value="0.858858621678267">
            <text:p>0.8588586217</text:p>
          </table:table-cell>
          <table:table-cell table:formula="of:=1-[.E21]" office:value-type="float" office:value="0.141141378321733">
            <text:p>0.1411413783</text:p>
          </table:table-cell>
          <table:table-cell table:formula="of:=EXP(-[.C21]*[.C21]/2/[.$E$6])" office:value-type="float" office:value="0.847255120656747">
            <text:p>0.8472551207</text:p>
          </table:table-cell>
          <table:table-cell table:formula="of:=1-[.G21]" office:value-type="float" office:value="0.152744879343253">
            <text:p>0.15274487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([.$E$6]-[.C22]+1)/[.$E$6]" office:value-type="float" office:value="0.96986301369863">
            <text:p>0.9698630137</text:p>
          </table:table-cell>
          <table:table-cell table:formula="of:=[.E21]*[.D22]" office:value-type="float" office:value="0.832975211161936">
            <text:p>0.8329752112</text:p>
          </table:table-cell>
          <table:table-cell table:formula="of:=1-[.E22]" office:value-type="float" office:value="0.167024788838064">
            <text:p>0.1670247888</text:p>
          </table:table-cell>
          <table:table-cell table:formula="of:=EXP(-[.C22]*[.C22]/2/[.$E$6])" office:value-type="float" office:value="0.820976926576618">
            <text:p>0.8209769266</text:p>
          </table:table-cell>
          <table:table-cell table:formula="of:=1-[.G22]" office:value-type="float" office:value="0.179023073423382">
            <text:p>0.17902307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([.$E$6]-[.C23]+1)/[.$E$6]" office:value-type="float" office:value="0.967123287671233">
            <text:p>0.9671232877</text:p>
          </table:table-cell>
          <table:table-cell table:formula="of:=[.E22]*[.D23]" office:value-type="float" office:value="0.80558972476757">
            <text:p>0.8055897248</text:p>
          </table:table-cell>
          <table:table-cell table:formula="of:=1-[.E23]" office:value-type="float" office:value="0.194410275232429">
            <text:p>0.1944102752</text:p>
          </table:table-cell>
          <table:table-cell table:formula="of:=EXP(-[.C23]*[.C23]/2/[.$E$6])" office:value-type="float" office:value="0.793337261667655">
            <text:p>0.7933372617</text:p>
          </table:table-cell>
          <table:table-cell table:formula="of:=1-[.G23]" office:value-type="float" office:value="0.206662738332345">
            <text:p>0.20666273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([.$E$6]-[.C24]+1)/[.$E$6]" office:value-type="float" office:value="0.964383561643836">
            <text:p>0.9643835616</text:p>
          </table:table-cell>
          <table:table-cell table:formula="of:=[.E23]*[.D24]" office:value-type="float" office:value="0.776897487995027">
            <text:p>0.776897488</text:p>
          </table:table-cell>
          <table:table-cell table:formula="of:=1-[.E24]" office:value-type="float" office:value="0.223102512004973">
            <text:p>0.223102512</text:p>
          </table:table-cell>
          <table:table-cell table:formula="of:=EXP(-[.C24]*[.C24]/2/[.$E$6])" office:value-type="float" office:value="0.764530659303283">
            <text:p>0.7645306593</text:p>
          </table:table-cell>
          <table:table-cell table:formula="of:=1-[.G24]" office:value-type="float" office:value="0.235469340696717">
            <text:p>0.23546934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[.$E$6]-[.C25]+1)/[.$E$6]" office:value-type="float" office:value="0.961643835616438">
            <text:p>0.9616438356</text:p>
          </table:table-cell>
          <table:table-cell table:formula="of:=[.E24]*[.D25]" office:value-type="float" office:value="0.747098680236314">
            <text:p>0.7470986802</text:p>
          </table:table-cell>
          <table:table-cell table:formula="of:=1-[.E25]" office:value-type="float" office:value="0.252901319763686">
            <text:p>0.2529013198</text:p>
          </table:table-cell>
          <table:table-cell table:formula="of:=EXP(-[.C25]*[.C25]/2/[.$E$6])" office:value-type="float" office:value="0.734754258330115">
            <text:p>0.7347542583</text:p>
          </table:table-cell>
          <table:table-cell table:formula="of:=1-[.G25]" office:value-type="float" office:value="0.265245741669885">
            <text:p>0.26524574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[.$E$6]-[.C26]+1)/[.$E$6]" office:value-type="float" office:value="0.958904109589041">
            <text:p>0.9589041096</text:p>
          </table:table-cell>
          <table:table-cell table:formula="of:=[.E25]*[.D26]" office:value-type="float" office:value="0.71639599474715">
            <text:p>0.7163959947</text:p>
          </table:table-cell>
          <table:table-cell table:formula="of:=1-[.E26]" office:value-type="float" office:value="0.28360400525285">
            <text:p>0.2836040053</text:p>
          </table:table-cell>
          <table:table-cell table:formula="of:=EXP(-[.C26]*[.C26]/2/[.$E$6])" office:value-type="float" office:value="0.704205591901405">
            <text:p>0.7042055919</text:p>
          </table:table-cell>
          <table:table-cell table:formula="of:=1-[.G26]" office:value-type="float" office:value="0.295794408098595">
            <text:p>0.2957944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([.$E$6]-[.C27]+1)/[.$E$6]" office:value-type="float" office:value="0.956164383561644">
            <text:p>0.9561643836</text:p>
          </table:table-cell>
          <table:table-cell table:formula="of:=[.E26]*[.D27]" office:value-type="float" office:value="0.684992334703439">
            <text:p>0.6849923347</text:p>
          </table:table-cell>
          <table:table-cell table:formula="of:=1-[.E27]" office:value-type="float" office:value="0.315007665296561">
            <text:p>0.3150076653</text:p>
          </table:table-cell>
          <table:table-cell table:formula="of:=EXP(-[.C27]*[.C27]/2/[.$E$6])" office:value-type="float" office:value="0.673080454137317">
            <text:p>0.6730804541</text:p>
          </table:table-cell>
          <table:table-cell table:formula="of:=1-[.G27]" office:value-type="float" office:value="0.326919545862683">
            <text:p>0.32691954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([.$E$6]-[.C28]+1)/[.$E$6]" office:value-type="float" office:value="0.953424657534247">
            <text:p>0.9534246575</text:p>
          </table:table-cell>
          <table:table-cell table:formula="of:=[.E27]*[.D28]" office:value-type="float" office:value="0.65308858212821">
            <text:p>0.6530885821</text:p>
          </table:table-cell>
          <table:table-cell table:formula="of:=1-[.E28]" office:value-type="float" office:value="0.34691141787179">
            <text:p>0.3469114179</text:p>
          </table:table-cell>
          <table:table-cell table:formula="of:=EXP(-[.C28]*[.C28]/2/[.$E$6])" office:value-type="float" office:value="0.641570875865167">
            <text:p>0.6415708759</text:p>
          </table:table-cell>
          <table:table-cell table:formula="of:=1-[.G28]" office:value-type="float" office:value="0.358429124134833">
            <text:p>0.35842912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([.$E$6]-[.C29]+1)/[.$E$6]" office:value-type="float" office:value="0.950684931506849">
            <text:p>0.9506849315</text:p>
          </table:table-cell>
          <table:table-cell table:formula="of:=[.E28]*[.D29]" office:value-type="float" office:value="0.620881473968463">
            <text:p>0.620881474</text:p>
          </table:table-cell>
          <table:table-cell table:formula="of:=1-[.E29]" office:value-type="float" office:value="0.379118526031537">
            <text:p>0.379118526</text:p>
          </table:table-cell>
          <table:table-cell table:formula="of:=EXP(-[.C29]*[.C29]/2/[.$E$6])" office:value-type="float" office:value="0.609863237393888">
            <text:p>0.6098632374</text:p>
          </table:table-cell>
          <table:table-cell table:formula="of:=1-[.G29]" office:value-type="float" office:value="0.390136762606111">
            <text:p>0.39013676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[.$E$6]-[.C30]+1)/[.$E$6]" office:value-type="float" office:value="0.947945205479452">
            <text:p>0.9479452055</text:p>
          </table:table-cell>
          <table:table-cell table:formula="of:=[.E29]*[.D30]" office:value-type="float" office:value="0.58856161641942">
            <text:p>0.5885616164</text:p>
          </table:table-cell>
          <table:table-cell table:formula="of:=1-[.E30]" office:value-type="float" office:value="0.41143838358058">
            <text:p>0.4114383836</text:p>
          </table:table-cell>
          <table:table-cell table:formula="of:=EXP(-[.C30]*[.C30]/2/[.$E$6])" office:value-type="float" office:value="0.578136542517284">
            <text:p>0.5781365425</text:p>
          </table:table-cell>
          <table:table-cell table:formula="of:=1-[.G30]" office:value-type="float" office:value="0.421863457482716">
            <text:p>0.42186345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([.$E$6]-[.C31]+1)/[.$E$6]" office:value-type="float" office:value="0.945205479452055">
            <text:p>0.9452054795</text:p>
          </table:table-cell>
          <table:table-cell table:formula="of:=[.E30]*[.D31]" office:value-type="float" office:value="0.556311664834794">
            <text:p>0.5563116648</text:p>
          </table:table-cell>
          <table:table-cell table:formula="of:=1-[.E31]" office:value-type="float" office:value="0.443688335165206">
            <text:p>0.4436883352</text:p>
          </table:table-cell>
          <table:table-cell table:formula="of:=EXP(-[.C31]*[.C31]/2/[.$E$6])" office:value-type="float" office:value="0.546560873830382">
            <text:p>0.5465608738</text:p>
          </table:table-cell>
          <table:table-cell table:formula="of:=1-[.G31]" office:value-type="float" office:value="0.453439126169618">
            <text:p>0.45343912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([.$E$6]-[.C32]+1)/[.$E$6]" office:value-type="float" office:value="0.942465753424658">
            <text:p>0.9424657534</text:p>
          </table:table-cell>
          <table:table-cell table:formula="of:=[.E31]*[.D32]" office:value-type="float" office:value="0.52430469233745">
            <text:p>0.5243046923</text:p>
          </table:table-cell>
          <table:table-cell table:formula="of:=1-[.E32]" office:value-type="float" office:value="0.47569530766255">
            <text:p>0.4756953077</text:p>
          </table:table-cell>
          <table:table-cell table:formula="of:=EXP(-[.C32]*[.C32]/2/[.$E$6])" office:value-type="float" office:value="0.51529604509686">
            <text:p>0.5152960451</text:p>
          </table:table-cell>
          <table:table-cell table:formula="of:=1-[.G32]" office:value-type="float" office:value="0.48470395490314">
            <text:p>0.48470395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([.$E$6]-[.C33]+1)/[.$E$6]" office:value-type="float" office:value="0.93972602739726">
            <text:p>0.9397260274</text:p>
          </table:table-cell>
          <table:table-cell table:formula="of:=[.E32]*[.D33]" office:value-type="float" office:value="0.492702765676014">
            <text:p>0.4927027657</text:p>
          </table:table-cell>
          <table:table-cell table:formula="of:=1-[.E33]" office:value-type="float" office:value="0.507297234323986">
            <text:p>0.5072972343</text:p>
          </table:table-cell>
          <table:table-cell table:formula="of:=EXP(-[.C33]*[.C33]/2/[.$E$6])" office:value-type="float" office:value="0.484490461938483">
            <text:p>0.4844904619</text:p>
          </table:table-cell>
          <table:table-cell table:formula="of:=1-[.G33]" office:value-type="float" office:value="0.515509538061517">
            <text:p>0.51550953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([.$E$6]-[.C34]+1)/[.$E$6]" office:value-type="float" office:value="0.936986301369863">
            <text:p>0.9369863014</text:p>
          </table:table-cell>
          <table:table-cell table:formula="of:=[.E33]*[.D34]" office:value-type="float" office:value="0.461655742085471">
            <text:p>0.4616557421</text:p>
          </table:table-cell>
          <table:table-cell table:formula="of:=1-[.E34]" office:value-type="float" office:value="0.538344257914529">
            <text:p>0.5383442579</text:p>
          </table:table-cell>
          <table:table-cell table:formula="of:=EXP(-[.C34]*[.C34]/2/[.$E$6])" office:value-type="float" office:value="0.454280197642861">
            <text:p>0.4542801976</text:p>
          </table:table-cell>
          <table:table-cell table:formula="of:=1-[.G34]" office:value-type="float" office:value="0.545719802357139">
            <text:p>0.5457198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[.$E$6]-[.C35]+1)/[.$E$6]" office:value-type="float" office:value="0.934246575342466">
            <text:p>0.9342465753</text:p>
          </table:table-cell>
          <table:table-cell table:formula="of:=[.E34]*[.D35]" office:value-type="float" office:value="0.431300296030536">
            <text:p>0.431300296</text:p>
          </table:table-cell>
          <table:table-cell table:formula="of:=1-[.E35]" office:value-type="float" office:value="0.568699703969464">
            <text:p>0.568699704</text:p>
          </table:table-cell>
          <table:table-cell table:formula="of:=EXP(-[.C35]*[.C35]/2/[.$E$6])" office:value-type="float" office:value="0.424788286510824">
            <text:p>0.4247882865</text:p>
          </table:table-cell>
          <table:table-cell table:formula="of:=1-[.G35]" office:value-type="float" office:value="0.575211713489176">
            <text:p>0.5752117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([.$E$6]-[.C36]+1)/[.$E$6]" office:value-type="float" office:value="0.931506849315068">
            <text:p>0.9315068493</text:p>
          </table:table-cell>
          <table:table-cell table:formula="of:=[.E35]*[.D36]" office:value-type="float" office:value="0.401759179864061">
            <text:p>0.4017591799</text:p>
          </table:table-cell>
          <table:table-cell table:formula="of:=1-[.E36]" office:value-type="float" office:value="0.598240820135939">
            <text:p>0.5982408201</text:p>
          </table:table-cell>
          <table:table-cell table:formula="of:=EXP(-[.C36]*[.C36]/2/[.$E$6])" office:value-type="float" office:value="0.396124232988175">
            <text:p>0.396124233</text:p>
          </table:table-cell>
          <table:table-cell table:formula="of:=1-[.G36]" office:value-type="float" office:value="0.603875767011825">
            <text:p>0.6038757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([.$E$6]-[.C37]+1)/[.$E$6]" office:value-type="float" office:value="0.928767123287671">
            <text:p>0.9287671233</text:p>
          </table:table-cell>
          <table:table-cell table:formula="of:=[.E36]*[.D37]" office:value-type="float" office:value="0.373140717736758">
            <text:p>0.3731407177</text:p>
          </table:table-cell>
          <table:table-cell table:formula="of:=1-[.E37]" office:value-type="float" office:value="0.626859282263242">
            <text:p>0.6268592823</text:p>
          </table:table-cell>
          <table:table-cell table:formula="of:=EXP(-[.C37]*[.C37]/2/[.$E$6])" office:value-type="float" office:value="0.368383730936492">
            <text:p>0.3683837309</text:p>
          </table:table-cell>
          <table:table-cell table:formula="of:=1-[.G37]" office:value-type="float" office:value="0.631616269063507">
            <text:p>0.63161626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([.$E$6]-[.C38]+1)/[.$E$6]" office:value-type="float" office:value="0.926027397260274">
            <text:p>0.9260273973</text:p>
          </table:table-cell>
          <table:table-cell table:formula="of:=[.E37]*[.D38]" office:value-type="float" office:value="0.3455385276576">
            <text:p>0.3455385277</text:p>
          </table:table-cell>
          <table:table-cell table:formula="of:=1-[.E38]" office:value-type="float" office:value="0.654461472342399">
            <text:p>0.6544614723</text:p>
          </table:table-cell>
          <table:table-cell table:formula="of:=EXP(-[.C38]*[.C38]/2/[.$E$6])" office:value-type="float" office:value="0.341648583869023">
            <text:p>0.3416485839</text:p>
          </table:table-cell>
          <table:table-cell table:formula="of:=1-[.G38]" office:value-type="float" office:value="0.658351416130977">
            <text:p>0.65835141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([.$E$6]-[.C39]+1)/[.$E$6]" office:value-type="float" office:value="0.923287671232877">
            <text:p>0.9232876712</text:p>
          </table:table-cell>
          <table:table-cell table:formula="of:=[.E38]*[.D39]" office:value-type="float" office:value="0.319031462522223">
            <text:p>0.3190314625</text:p>
          </table:table-cell>
          <table:table-cell table:formula="of:=1-[.E39]" office:value-type="float" office:value="0.680968537477777">
            <text:p>0.6809685375</text:p>
          </table:table-cell>
          <table:table-cell table:formula="of:=EXP(-[.C39]*[.C39]/2/[.$E$6])" office:value-type="float" office:value="0.315986813871523">
            <text:p>0.3159868139</text:p>
          </table:table-cell>
          <table:table-cell table:formula="of:=1-[.G39]" office:value-type="float" office:value="0.684013186128477">
            <text:p>0.68401318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[.$E$6]-[.C40]+1)/[.$E$6]" office:value-type="float" office:value="0.920547945205479">
            <text:p>0.9205479452</text:p>
          </table:table-cell>
          <table:table-cell table:formula="of:=[.E39]*[.D40]" office:value-type="float" office:value="0.293683757280731">
            <text:p>0.2936837573</text:p>
          </table:table-cell>
          <table:table-cell table:formula="of:=1-[.E40]" office:value-type="float" office:value="0.706316242719269">
            <text:p>0.7063162427</text:p>
          </table:table-cell>
          <table:table-cell table:formula="of:=EXP(-[.C40]*[.C40]/2/[.$E$6])" office:value-type="float" office:value="0.291452944289932">
            <text:p>0.2914529443</text:p>
          </table:table-cell>
          <table:table-cell table:formula="of:=1-[.G40]" office:value-type="float" office:value="0.708547055710068">
            <text:p>0.70854705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([.$E$6]-[.C41]+1)/[.$E$6]" office:value-type="float" office:value="0.917808219178082">
            <text:p>0.9178082192</text:p>
          </table:table-cell>
          <table:table-cell table:formula="of:=[.E40]*[.D41]" office:value-type="float" office:value="0.269545366271356">
            <text:p>0.2695453663</text:p>
          </table:table-cell>
          <table:table-cell table:formula="of:=1-[.E41]" office:value-type="float" office:value="0.730454633728644">
            <text:p>0.7304546337</text:p>
          </table:table-cell>
          <table:table-cell table:formula="of:=EXP(-[.C41]*[.C41]/2/[.$E$6])" office:value-type="float" office:value="0.268088439127351">
            <text:p>0.2680884391</text:p>
          </table:table-cell>
          <table:table-cell table:formula="of:=1-[.G41]" office:value-type="float" office:value="0.731911560872649">
            <text:p>0.73191156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([.$E$6]-[.C42]+1)/[.$E$6]" office:value-type="float" office:value="0.915068493150685">
            <text:p>0.9150684932</text:p>
          </table:table-cell>
          <table:table-cell table:formula="of:=[.E41]*[.D42]" office:value-type="float" office:value="0.246652472149679">
            <text:p>0.2466524721</text:p>
          </table:table-cell>
          <table:table-cell table:formula="of:=1-[.E42]" office:value-type="float" office:value="0.753347527850321">
            <text:p>0.7533475279</text:p>
          </table:table-cell>
          <table:table-cell table:formula="of:=EXP(-[.C42]*[.C42]/2/[.$E$6])" office:value-type="float" office:value="0.245922280467176">
            <text:p>0.2459222805</text:p>
          </table:table-cell>
          <table:table-cell table:formula="of:=1-[.G42]" office:value-type="float" office:value="0.754077719532824">
            <text:p>0.75407771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([.$E$6]-[.C43]+1)/[.$E$6]" office:value-type="float" office:value="0.912328767123288">
            <text:p>0.9123287671</text:p>
          </table:table-cell>
          <table:table-cell table:formula="of:=[.E42]*[.D43]" office:value-type="float" office:value="0.225028145824228">
            <text:p>0.2250281458</text:p>
          </table:table-cell>
          <table:table-cell table:formula="of:=1-[.E43]" office:value-type="float" office:value="0.774971854175772">
            <text:p>0.7749718542</text:p>
          </table:table-cell>
          <table:table-cell table:formula="of:=EXP(-[.C43]*[.C43]/2/[.$E$6])" office:value-type="float" office:value="0.2249716641279">
            <text:p>0.2249716641</text:p>
          </table:table-cell>
          <table:table-cell table:formula="of:=1-[.G43]" office:value-type="float" office:value="0.7750283358721">
            <text:p>0.77502833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([.$E$6]-[.C44]+1)/[.$E$6]" office:value-type="float" office:value="0.90958904109589">
            <text:p>0.9095890411</text:p>
          </table:table-cell>
          <table:table-cell table:formula="of:=[.E43]*[.D44]" office:value-type="float" office:value="0.204683135379846">
            <text:p>0.2046831354</text:p>
          </table:table-cell>
          <table:table-cell table:formula="of:=1-[.E44]" office:value-type="float" office:value="0.795316864620154">
            <text:p>0.7953168646</text:p>
          </table:table-cell>
          <table:table-cell table:formula="of:=EXP(-[.C44]*[.C44]/2/[.$E$6])" office:value-type="float" office:value="0.205242793145099">
            <text:p>0.2052427931</text:p>
          </table:table-cell>
          <table:table-cell table:formula="of:=1-[.G44]" office:value-type="float" office:value="0.794757206854901">
            <text:p>0.7947572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([.$E$6]-[.C45]+1)/[.$E$6]" office:value-type="float" office:value="0.906849315068493">
            <text:p>0.9068493151</text:p>
          </table:table-cell>
          <table:table-cell table:formula="of:=[.E44]*[.D45]" office:value-type="float" office:value="0.185616761125285">
            <text:p>0.1856167611</text:p>
          </table:table-cell>
          <table:table-cell table:formula="of:=1-[.E45]" office:value-type="float" office:value="0.814383238874715">
            <text:p>0.8143832389</text:p>
          </table:table-cell>
          <table:table-cell table:formula="of:=EXP(-[.C45]*[.C45]/2/[.$E$6])" office:value-type="float" office:value="0.186731748542366">
            <text:p>0.1867317485</text:p>
          </table:table-cell>
          <table:table-cell table:formula="of:=1-[.G45]" office:value-type="float" office:value="0.813268251457634">
            <text:p>0.81326825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([.$E$6]-[.C46]+1)/[.$E$6]" office:value-type="float" office:value="0.904109589041096">
            <text:p>0.904109589</text:p>
          </table:table-cell>
          <table:table-cell table:formula="of:=[.E45]*[.D46]" office:value-type="float" office:value="0.16781789362012">
            <text:p>0.1678178936</text:p>
          </table:table-cell>
          <table:table-cell table:formula="of:=1-[.E46]" office:value-type="float" office:value="0.83218210637988">
            <text:p>0.8321821064</text:p>
          </table:table-cell>
          <table:table-cell table:formula="of:=EXP(-[.C46]*[.C46]/2/[.$E$6])" office:value-type="float" office:value="0.169425417159856">
            <text:p>0.1694254172</text:p>
          </table:table-cell>
          <table:table-cell table:formula="of:=1-[.G46]" office:value-type="float" office:value="0.830574582840144">
            <text:p>0.83057458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([.$E$6]-[.C47]+1)/[.$E$6]" office:value-type="float" office:value="0.901369863013699">
            <text:p>0.901369863</text:p>
          </table:table-cell>
          <table:table-cell table:formula="of:=[.E46]*[.D47]" office:value-type="float" office:value="0.151265991783615">
            <text:p>0.1512659918</text:p>
          </table:table-cell>
          <table:table-cell table:formula="of:=1-[.E47]" office:value-type="float" office:value="0.848734008216385">
            <text:p>0.8487340082</text:p>
          </table:table-cell>
          <table:table-cell table:formula="of:=EXP(-[.C47]*[.C47]/2/[.$E$6])" office:value-type="float" office:value="0.153302457012589">
            <text:p>0.153302457</text:p>
          </table:table-cell>
          <table:table-cell table:formula="of:=1-[.G47]" office:value-type="float" office:value="0.846697542987411">
            <text:p>0.8466975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([.$E$6]-[.C48]+1)/[.$E$6]" office:value-type="float" office:value="0.898630136986301">
            <text:p>0.898630137</text:p>
          </table:table-cell>
          <table:table-cell table:formula="of:=[.E47]*[.D48]" office:value-type="float" office:value="0.135932178917879">
            <text:p>0.1359321789</text:p>
          </table:table-cell>
          <table:table-cell table:formula="of:=1-[.E48]" office:value-type="float" office:value="0.864067821082121">
            <text:p>0.8640678211</text:p>
          </table:table-cell>
          <table:table-cell table:formula="of:=EXP(-[.C48]*[.C48]/2/[.$E$6])" office:value-type="float" office:value="0.138334281699941">
            <text:p>0.1383342817</text:p>
          </table:table-cell>
          <table:table-cell table:formula="of:=1-[.G48]" office:value-type="float" office:value="0.861665718300059">
            <text:p>0.86166571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([.$E$6]-[.C49]+1)/[.$E$6]" office:value-type="float" office:value="0.895890410958904">
            <text:p>0.895890411</text:p>
          </table:table-cell>
          <table:table-cell table:formula="of:=[.E48]*[.D49]" office:value-type="float" office:value="0.121780335633278">
            <text:p>0.1217803356</text:p>
          </table:table-cell>
          <table:table-cell table:formula="of:=1-[.E49]" office:value-type="float" office:value="0.878219664366722">
            <text:p>0.8782196644</text:p>
          </table:table-cell>
          <table:table-cell table:formula="of:=EXP(-[.C49]*[.C49]/2/[.$E$6])" office:value-type="float" office:value="0.12448604672756">
            <text:p>0.1244860467</text:p>
          </table:table-cell>
          <table:table-cell table:formula="of:=1-[.G49]" office:value-type="float" office:value="0.87551395327244">
            <text:p>0.87551395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[.$E$6]-[.C50]+1)/[.$E$6]" office:value-type="float" office:value="0.893150684931507">
            <text:p>0.8931506849</text:p>
          </table:table-cell>
          <table:table-cell table:formula="of:=[.E49]*[.D50]" office:value-type="float" office:value="0.108768190182051">
            <text:p>0.1087681902</text:p>
          </table:table-cell>
          <table:table-cell table:formula="of:=1-[.E50]" office:value-type="float" office:value="0.891231809817949">
            <text:p>0.8912318098</text:p>
          </table:table-cell>
          <table:table-cell table:formula="of:=EXP(-[.C50]*[.C50]/2/[.$E$6])" office:value-type="float" office:value="0.111717622175412">
            <text:p>0.1117176222</text:p>
          </table:table-cell>
          <table:table-cell table:formula="of:=1-[.G50]" office:value-type="float" office:value="0.888282377824588">
            <text:p>0.88828237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([.$E$6]-[.C51]+1)/[.$E$6]" office:value-type="float" office:value="0.89041095890411">
            <text:p>0.8904109589</text:p>
          </table:table-cell>
          <table:table-cell table:formula="of:=[.E50]*[.D51]" office:value-type="float" office:value="0.0968483885182646">
            <text:p>0.0968483885</text:p>
          </table:table-cell>
          <table:table-cell table:formula="of:=1-[.E51]" office:value-type="float" office:value="0.903151611481735">
            <text:p>0.9031516115</text:p>
          </table:table-cell>
          <table:table-cell table:formula="of:=EXP(-[.C51]*[.C51]/2/[.$E$6])" office:value-type="float" office:value="0.099984537892172">
            <text:p>0.0999845379</text:p>
          </table:table-cell>
          <table:table-cell table:formula="of:=1-[.G51]" office:value-type="float" office:value="0.900015462107828">
            <text:p>0.90001546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([.$E$6]-[.C52]+1)/[.$E$6]" office:value-type="float" office:value="0.887671232876712">
            <text:p>0.8876712329</text:p>
          </table:table-cell>
          <table:table-cell table:formula="of:=[.E51]*[.D52]" office:value-type="float" office:value="0.0859695284381307">
            <text:p>0.0859695284</text:p>
          </table:table-cell>
          <table:table-cell table:formula="of:=1-[.E52]" office:value-type="float" office:value="0.914030471561869">
            <text:p>0.9140304716</text:p>
          </table:table-cell>
          <table:table-cell table:formula="of:=EXP(-[.C52]*[.C52]/2/[.$E$6])" office:value-type="float" office:value="0.0892388892592479">
            <text:p>0.0892388893</text:p>
          </table:table-cell>
          <table:table-cell table:formula="of:=1-[.G52]" office:value-type="float" office:value="0.910761110740752">
            <text:p>0.91076111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([.$E$6]-[.C53]+1)/[.$E$6]" office:value-type="float" office:value="0.884931506849315">
            <text:p>0.8849315068</text:p>
          </table:table-cell>
          <table:table-cell table:formula="of:=[.E52]*[.D53]" office:value-type="float" office:value="0.0760771443438801">
            <text:p>0.0760771443</text:p>
          </table:table-cell>
          <table:table-cell table:formula="of:=1-[.E53]" office:value-type="float" office:value="0.92392285565612">
            <text:p>0.9239228557</text:p>
          </table:table-cell>
          <table:table-cell table:formula="of:=EXP(-[.C53]*[.C53]/2/[.$E$6])" office:value-type="float" office:value="0.0794301934923773">
            <text:p>0.0794301935</text:p>
          </table:table-cell>
          <table:table-cell table:formula="of:=1-[.G53]" office:value-type="float" office:value="0.920569806507623">
            <text:p>0.9205698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([.$E$6]-[.C54]+1)/[.$E$6]" office:value-type="float" office:value="0.882191780821918">
            <text:p>0.8821917808</text:p>
          </table:table-cell>
          <table:table-cell table:formula="of:=[.E53]*[.D54]" office:value-type="float" office:value="0.0671146314485737">
            <text:p>0.0671146314</text:p>
          </table:table-cell>
          <table:table-cell table:formula="of:=1-[.E54]" office:value-type="float" office:value="0.932885368551426">
            <text:p>0.9328853686</text:p>
          </table:table-cell>
          <table:table-cell table:formula="of:=EXP(-[.C54]*[.C54]/2/[.$E$6])" office:value-type="float" office:value="0.0705061883839449">
            <text:p>0.0705061884</text:p>
          </table:table-cell>
          <table:table-cell table:formula="of:=1-[.G54]" office:value-type="float" office:value="0.929493811616055">
            <text:p>0.9294938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([.$E$6]-[.C55]+1)/[.$E$6]" office:value-type="float" office:value="0.879452054794521">
            <text:p>0.8794520548</text:p>
          </table:table-cell>
          <table:table-cell table:formula="of:=[.E54]*[.D55]" office:value-type="float" office:value="0.0590241005342251">
            <text:p>0.0590241005</text:p>
          </table:table-cell>
          <table:table-cell table:formula="of:=1-[.E55]" office:value-type="float" office:value="0.940975899465775">
            <text:p>0.9409758995</text:p>
          </table:table-cell>
          <table:table-cell table:formula="of:=EXP(-[.C55]*[.C55]/2/[.$E$6])" office:value-type="float" office:value="0.0624135672888193">
            <text:p>0.0624135673</text:p>
          </table:table-cell>
          <table:table-cell table:formula="of:=1-[.G55]" office:value-type="float" office:value="0.937586432711181">
            <text:p>0.93758643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([.$E$6]-[.C56]+1)/[.$E$6]" office:value-type="float" office:value="0.876712328767123">
            <text:p>0.8767123288</text:p>
          </table:table-cell>
          <table:table-cell table:formula="of:=[.E55]*[.D56]" office:value-type="float" office:value="0.0517471566327453">
            <text:p>0.0517471566</text:p>
          </table:table-cell>
          <table:table-cell table:formula="of:=1-[.E56]" office:value-type="float" office:value="0.948252843367255">
            <text:p>0.9482528434</text:p>
          </table:table-cell>
          <table:table-cell table:formula="of:=EXP(-[.C56]*[.C56]/2/[.$E$6])" office:value-type="float" office:value="0.0550986459802539">
            <text:p>0.055098646</text:p>
          </table:table-cell>
          <table:table-cell table:formula="of:=1-[.G56]" office:value-type="float" office:value="0.944901354019746">
            <text:p>0.944901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([.$E$6]-[.C57]+1)/[.$E$6]" office:value-type="float" office:value="0.873972602739726">
            <text:p>0.8739726027</text:p>
          </table:table-cell>
          <table:table-cell table:formula="of:=[.E56]*[.D57]" office:value-type="float" office:value="0.0452255971667007">
            <text:p>0.0452255972</text:p>
          </table:table-cell>
          <table:table-cell table:formula="of:=1-[.E57]" office:value-type="float" office:value="0.954774402833299">
            <text:p>0.9547744028</text:p>
          </table:table-cell>
          <table:table-cell table:formula="of:=EXP(-[.C57]*[.C57]/2/[.$E$6])" office:value-type="float" office:value="0.0485079587161839">
            <text:p>0.0485079587</text:p>
          </table:table-cell>
          <table:table-cell table:formula="of:=1-[.G57]" office:value-type="float" office:value="0.951492041283816">
            <text:p>0.95149204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([.$E$6]-[.C58]+1)/[.$E$6]" office:value-type="float" office:value="0.871232876712329">
            <text:p>0.8712328767</text:p>
          </table:table-cell>
          <table:table-cell table:formula="of:=[.E57]*[.D58]" office:value-type="float" office:value="0.0394020271205775">
            <text:p>0.0394020271</text:p>
          </table:table-cell>
          <table:table-cell table:formula="of:=1-[.E58]" office:value-type="float" office:value="0.960597972879422">
            <text:p>0.9605979729</text:p>
          </table:table-cell>
          <table:table-cell table:formula="of:=EXP(-[.C58]*[.C58]/2/[.$E$6])" office:value-type="float" office:value="0.0425887824325663">
            <text:p>0.0425887824</text:p>
          </table:table-cell>
          <table:table-cell table:formula="of:=1-[.G58]" office:value-type="float" office:value="0.957411217567434">
            <text:p>0.9574112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([.$E$6]-[.C59]+1)/[.$E$6]" office:value-type="float" office:value="0.868493150684932">
            <text:p>0.8684931507</text:p>
          </table:table-cell>
          <table:table-cell table:formula="of:=[.E58]*[.D59]" office:value-type="float" office:value="0.0342203906773235">
            <text:p>0.0342203907</text:p>
          </table:table-cell>
          <table:table-cell table:formula="of:=1-[.E59]" office:value-type="float" office:value="0.965779609322676">
            <text:p>0.9657796093</text:p>
          </table:table-cell>
          <table:table-cell table:formula="of:=EXP(-[.C59]*[.C59]/2/[.$E$6])" office:value-type="float" office:value="0.0372895893983788">
            <text:p>0.0372895894</text:p>
          </table:table-cell>
          <table:table-cell table:formula="of:=1-[.G59]" office:value-type="float" office:value="0.962710410601621">
            <text:p>0.9627104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[.$E$6]-[.C60]+1)/[.$E$6]" office:value-type="float" office:value="0.865753424657534">
            <text:p>0.8657534247</text:p>
          </table:table-cell>
          <table:table-cell table:formula="of:=[.E59]*[.D60]" office:value-type="float" office:value="0.0296264204220116">
            <text:p>0.0296264204</text:p>
          </table:table-cell>
          <table:table-cell table:formula="of:=1-[.E60]" office:value-type="float" office:value="0.970373579577988">
            <text:p>0.9703735796</text:p>
          </table:table-cell>
          <table:table-cell table:formula="of:=EXP(-[.C60]*[.C60]/2/[.$E$6])" office:value-type="float" office:value="0.032560429912094">
            <text:p>0.0325604299</text:p>
          </table:table-cell>
          <table:table-cell table:formula="of:=1-[.G60]" office:value-type="float" office:value="0.967439570087906">
            <text:p>0.96743957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([.$E$6]-[.C61]+1)/[.$E$6]" office:value-type="float" office:value="0.863013698630137">
            <text:p>0.8630136986</text:p>
          </table:table-cell>
          <table:table-cell table:formula="of:=[.E60]*[.D61]" office:value-type="float" office:value="0.0255680066655716">
            <text:p>0.0255680067</text:p>
          </table:table-cell>
          <table:table-cell table:formula="of:=1-[.E61]" office:value-type="float" office:value="0.974431993334428">
            <text:p>0.9744319933</text:p>
          </table:table-cell>
          <table:table-cell table:formula="of:=EXP(-[.C61]*[.C61]/2/[.$E$6])" office:value-type="float" office:value="0.0283532476835609">
            <text:p>0.0283532477</text:p>
          </table:table-cell>
          <table:table-cell table:formula="of:=1-[.G61]" office:value-type="float" office:value="0.971646752316439">
            <text:p>0.97164675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([.$E$6]-[.C62]+1)/[.$E$6]" office:value-type="float" office:value="0.86027397260274">
            <text:p>0.8602739726</text:p>
          </table:table-cell>
          <table:table-cell table:formula="of:=[.E61]*[.D62]" office:value-type="float" office:value="0.0219954906657246">
            <text:p>0.0219954907</text:p>
          </table:table-cell>
          <table:table-cell table:formula="of:=1-[.E62]" office:value-type="float" office:value="0.978004509334275">
            <text:p>0.9780045093</text:p>
          </table:table-cell>
          <table:table-cell table:formula="of:=EXP(-[.C62]*[.C62]/2/[.$E$6])" office:value-type="float" office:value="0.0246221314255847">
            <text:p>0.0246221314</text:p>
          </table:table-cell>
          <table:table-cell table:formula="of:=1-[.G62]" office:value-type="float" office:value="0.975377868574415">
            <text:p>0.97537786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([.$E$6]-[.C63]+1)/[.$E$6]" office:value-type="float" office:value="0.857534246575342">
            <text:p>0.8575342466</text:p>
          </table:table-cell>
          <table:table-cell table:formula="of:=[.E62]*[.D63]" office:value-type="float" office:value="0.0188618865160872">
            <text:p>0.0188618865</text:p>
          </table:table-cell>
          <table:table-cell table:formula="of:=1-[.E63]" office:value-type="float" office:value="0.981138113483913">
            <text:p>0.9811381135</text:p>
          </table:table-cell>
          <table:table-cell table:formula="of:=EXP(-[.C63]*[.C63]/2/[.$E$6])" office:value-type="float" office:value="0.0213235068784391">
            <text:p>0.0213235069</text:p>
          </table:table-cell>
          <table:table-cell table:formula="of:=1-[.G63]" office:value-type="float" office:value="0.978676493121561">
            <text:p>0.97867649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([.$E$6]-[.C64]+1)/[.$E$6]" office:value-type="float" office:value="0.854794520547945">
            <text:p>0.8547945205</text:p>
          </table:table-cell>
          <table:table-cell table:formula="of:=[.E63]*[.D64]" office:value-type="float" office:value="0.0161230372411485">
            <text:p>0.0161230372</text:p>
          </table:table-cell>
          <table:table-cell table:formula="of:=1-[.E64]" office:value-type="float" office:value="0.983876962758851">
            <text:p>0.9838769628</text:p>
          </table:table-cell>
          <table:table-cell table:formula="of:=EXP(-[.C64]*[.C64]/2/[.$E$6])" office:value-type="float" office:value="0.0184162740147597">
            <text:p>0.018416274</text:p>
          </table:table-cell>
          <table:table-cell table:formula="of:=1-[.G64]" office:value-type="float" office:value="0.98158372598524">
            <text:p>0.9815837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([.$E$6]-[.C65]+1)/[.$E$6]" office:value-type="float" office:value="0.852054794520548">
            <text:p>0.8520547945</text:p>
          </table:table-cell>
          <table:table-cell table:formula="of:=[.E64]*[.D65]" office:value-type="float" office:value="0.0137377111835539">
            <text:p>0.0137377112</text:p>
          </table:table-cell>
          <table:table-cell table:formula="of:=1-[.E65]" office:value-type="float" office:value="0.986262288816446">
            <text:p>0.9862622888</text:p>
          </table:table-cell>
          <table:table-cell table:formula="of:=EXP(-[.C65]*[.C65]/2/[.$E$6])" office:value-type="float" office:value="0.0158618945320513">
            <text:p>0.0158618945</text:p>
          </table:table-cell>
          <table:table-cell table:formula="of:=1-[.G65]" office:value-type="float" office:value="0.984138105467949">
            <text:p>0.984138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([.$E$6]-[.C66]+1)/[.$E$6]" office:value-type="float" office:value="0.849315068493151">
            <text:p>0.8493150685</text:p>
          </table:table-cell>
          <table:table-cell table:formula="of:=[.E65]*[.D66]" office:value-type="float" office:value="0.0116676451147992">
            <text:p>0.0116676451</text:p>
          </table:table-cell>
          <table:table-cell table:formula="of:=1-[.E66]" office:value-type="float" office:value="0.988332354885201">
            <text:p>0.9883323549</text:p>
          </table:table-cell>
          <table:table-cell table:formula="of:=EXP(-[.C66]*[.C66]/2/[.$E$6])" office:value-type="float" office:value="0.0136244349485494">
            <text:p>0.0136244349</text:p>
          </table:table-cell>
          <table:table-cell table:formula="of:=1-[.G66]" office:value-type="float" office:value="0.986375565051451">
            <text:p>0.98637556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([.$E$6]-[.C67]+1)/[.$E$6]" office:value-type="float" office:value="0.846575342465753">
            <text:p>0.8465753425</text:p>
          </table:table-cell>
          <table:table-cell table:formula="of:=[.E66]*[.D67]" office:value-type="float" office:value="0.00987754065883002">
            <text:p>0.0098775407</text:p>
          </table:table-cell>
          <table:table-cell table:formula="of:=1-[.E67]" office:value-type="float" office:value="0.99012245934117">
            <text:p>0.9901224593</text:p>
          </table:table-cell>
          <table:table-cell table:formula="of:=EXP(-[.C67]*[.C67]/2/[.$E$6])" office:value-type="float" office:value="0.0116705706906871">
            <text:p>0.0116705707</text:p>
          </table:table-cell>
          <table:table-cell table:formula="of:=1-[.G67]" office:value-type="float" office:value="0.988329429309313">
            <text:p>0.98832942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([.$E$6]-[.C68]+1)/[.$E$6]" office:value-type="float" office:value="0.843835616438356">
            <text:p>0.8438356164</text:p>
          </table:table-cell>
          <table:table-cell table:formula="of:=[.E67]*[.D68]" office:value-type="float" office:value="0.00833502061073875">
            <text:p>0.0083350206</text:p>
          </table:table-cell>
          <table:table-cell table:formula="of:=1-[.E68]" office:value-type="float" office:value="0.991664979389261">
            <text:p>0.9916649794</text:p>
          </table:table-cell>
          <table:table-cell table:formula="of:=EXP(-[.C68]*[.C68]/2/[.$E$6])" office:value-type="float" office:value="0.00996955651361809">
            <text:p>0.0099695565</text:p>
          </table:table-cell>
          <table:table-cell table:formula="of:=1-[.G68]" office:value-type="float" office:value="0.990030443486382">
            <text:p>0.9900304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([.$E$6]-[.C69]+1)/[.$E$6]" office:value-type="float" office:value="0.841095890410959">
            <text:p>0.8410958904</text:p>
          </table:table-cell>
          <table:table-cell table:formula="of:=[.E68]*[.D69]" office:value-type="float" office:value="0.00701055158218301">
            <text:p>0.0070105516</text:p>
          </table:table-cell>
          <table:table-cell table:formula="of:=1-[.E69]" office:value-type="float" office:value="0.992989448417817">
            <text:p>0.9929894484</text:p>
          </table:table-cell>
          <table:table-cell table:formula="of:=EXP(-[.C69]*[.C69]/2/[.$E$6])" office:value-type="float" office:value="0.00849316844758028">
            <text:p>0.0084931684</text:p>
          </table:table-cell>
          <table:table-cell table:formula="of:=1-[.G69]" office:value-type="float" office:value="0.99150683155242">
            <text:p>0.99150683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[.$E$6]-[.C70]+1)/[.$E$6]" office:value-type="float" office:value="0.838356164383562">
            <text:p>0.8383561644</text:p>
          </table:table-cell>
          <table:table-cell table:formula="of:=[.E69]*[.D70]" office:value-type="float" office:value="0.00587733913465206">
            <text:p>0.0058773391</text:p>
          </table:table-cell>
          <table:table-cell table:formula="of:=1-[.E70]" office:value-type="float" office:value="0.994122660865348">
            <text:p>0.9941226609</text:p>
          </table:table-cell>
          <table:table-cell table:formula="of:=EXP(-[.C70]*[.C70]/2/[.$E$6])" office:value-type="float" office:value="0.00721562222996788">
            <text:p>0.0072156222</text:p>
          </table:table-cell>
          <table:table-cell table:formula="of:=1-[.G70]" office:value-type="float" office:value="0.992784377770032">
            <text:p>0.9927843778</text:p>
          </table:table-cell>
          <table:table-cell table:number-columns-repeated="5"/>
        </table:table-row>
        <table:table-row table:style-name="ro1" table:number-rows-repeated="104850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loomFilterChoice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Probability of a False Alarm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Bloom Filter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k-&gt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n/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(1-EXP(-[.D$10]/[.$C13]))^[.D$10]" office:value-type="float" office:value="0.221199216928595">
            <text:p>0.2211992169</text:p>
          </table:table-cell>
          <table:table-cell table:formula="of:=(1-EXP(-[.E$10]/[.$C13]))^[.E$10]" office:value-type="float" office:value="0.154818121746176">
            <text:p>0.1548181217</text:p>
          </table:table-cell>
          <table:table-cell table:formula="of:=(1-EXP(-[.F$10]/[.$C13]))^[.F$10]" office:value-type="float" office:value="0.146891597660381">
            <text:p>0.1468915977</text:p>
          </table:table-cell>
          <table:table-cell table:formula="of:=(1-EXP(-[.G$10]/[.$C13]))^[.G$10]" office:value-type="float" office:value="0.159661300151185">
            <text:p>0.1596613002</text:p>
          </table:table-cell>
          <table:table-cell table:formula="of:=(1-EXP(-[.H$10]/[.$C13]))^[.H$10]" office:value-type="float" office:value="0.184907824237146">
            <text:p>0.1849078242</text:p>
          </table:table-cell>
          <table:table-cell table:formula="of:=(1-EXP(-[.I$10]/[.$C13]))^[.I$10]" office:value-type="float" office:value="0.219831320095729">
            <text:p>0.2198313201</text:p>
          </table:table-cell>
          <table:table-cell table:formula="of:=(1-EXP(-[.J$10]/[.$C13]))^[.J$10]" office:value-type="float" office:value="0.262840454739257">
            <text:p>0.2628404547</text:p>
          </table:table-cell>
          <table:table-cell table:formula="of:=(1-EXP(-[.K$10]/[.$C13]))^[.K$10]" office:value-type="float" office:value="0.312450987236131">
            <text:p>0.3124509872</text:p>
          </table:table-cell>
          <table:table-cell table:formula="of:=(1-EXP(-[.L$10]/[.$C13]))^[.L$10]" office:value-type="float" office:value="0.366997776082954">
            <text:p>0.3669977761</text:p>
          </table:table-cell>
          <table:table-cell table:formula="of:=(1-EXP(-[.M$10]/[.$C13]))^[.M$10]" office:value-type="float" office:value="0.424643690315097">
            <text:p>0.4246436903</text:p>
          </table:table-cell>
          <table:table-cell table:formula="of:=(1-EXP(-[.N$10]/[.$C13]))^[.N$10]" office:value-type="float" office:value="0.48350671529807">
            <text:p>0.4835067153</text:p>
          </table:table-cell>
          <table:table-cell table:formula="of:=(1-EXP(-[.O$10]/[.$C13]))^[.O$10]" office:value-type="float" office:value="0.541815267065641">
            <text:p>0.5418152671</text:p>
          </table:table-cell>
          <table:table-cell table:formula="of:=(1-EXP(-[.P$10]/[.$C13]))^[.P$10]" office:value-type="float" office:value="0.598040232818766">
            <text:p>0.5980402328</text:p>
          </table:table-cell>
          <table:table-cell table:formula="of:=(1-EXP(-[.Q$10]/[.$C13]))^[.Q$10]" office:value-type="float" office:value="0.650978913928833">
            <text:p>0.6509789139</text:p>
          </table:table-cell>
          <table:table-cell table:formula="of:=(1-EXP(-[.R$10]/[.$C13]))^[.R$10]" office:value-type="float" office:value="0.699786125060369">
            <text:p>0.6997861251</text:p>
          </table:table-cell>
          <table:table-cell table:formula="of:=(1-EXP(-[.S$10]/[.$C13]))^[.S$10]" office:value-type="float" office:value="0.743960639672725">
            <text:p>0.743960639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1-EXP(-[.D$10]/[.$C14]))^[.D$10]" office:value-type="float" office:value="0.181269246922018">
            <text:p>0.1812692469</text:p>
          </table:table-cell>
          <table:table-cell table:formula="of:=(1-EXP(-[.E$10]/[.$C14]))^[.E$10]" office:value-type="float" office:value="0.108688872045943">
            <text:p>0.108688872</text:p>
          </table:table-cell>
          <table:table-cell table:formula="of:=(1-EXP(-[.F$10]/[.$C14]))^[.F$10]" office:value-type="float" office:value="0.0918488392329404">
            <text:p>0.0918488392</text:p>
          </table:table-cell>
          <table:table-cell table:formula="of:=(1-EXP(-[.G$10]/[.$C14]))^[.G$10]" office:value-type="float" office:value="0.0919536423197623">
            <text:p>0.0919536423</text:p>
          </table:table-cell>
          <table:table-cell table:formula="of:=(1-EXP(-[.H$10]/[.$C14]))^[.H$10]" office:value-type="float" office:value="0.100925190274861">
            <text:p>0.1009251903</text:p>
          </table:table-cell>
          <table:table-cell table:formula="of:=(1-EXP(-[.I$10]/[.$C14]))^[.I$10]" office:value-type="float" office:value="0.116449857405803">
            <text:p>0.1164498574</text:p>
          </table:table-cell>
          <table:table-cell table:formula="of:=(1-EXP(-[.J$10]/[.$C14]))^[.J$10]" office:value-type="float" office:value="0.13778170729169">
            <text:p>0.1377817073</text:p>
          </table:table-cell>
          <table:table-cell table:formula="of:=(1-EXP(-[.K$10]/[.$C14]))^[.K$10]" office:value-type="float" office:value="0.164616606477314">
            <text:p>0.1646166065</text:p>
          </table:table-cell>
          <table:table-cell table:formula="of:=(1-EXP(-[.L$10]/[.$C14]))^[.L$10]" office:value-type="float" office:value="0.196688481584754">
            <text:p>0.1966884816</text:p>
          </table:table-cell>
          <table:table-cell table:formula="of:=(1-EXP(-[.M$10]/[.$C14]))^[.M$10]" office:value-type="float" office:value="0.233602440978454">
            <text:p>0.233602441</text:p>
          </table:table-cell>
          <table:table-cell table:formula="of:=(1-EXP(-[.N$10]/[.$C14]))^[.N$10]" office:value-type="float" office:value="0.274774879397356">
            <text:p>0.2747748794</text:p>
          </table:table-cell>
          <table:table-cell table:formula="of:=(1-EXP(-[.O$10]/[.$C14]))^[.O$10]" office:value-type="float" office:value="0.31943565882659">
            <text:p>0.3194356588</text:p>
          </table:table-cell>
          <table:table-cell table:formula="of:=(1-EXP(-[.P$10]/[.$C14]))^[.P$10]" office:value-type="float" office:value="0.36666931920138">
            <text:p>0.3666693192</text:p>
          </table:table-cell>
          <table:table-cell table:formula="of:=(1-EXP(-[.Q$10]/[.$C14]))^[.Q$10]" office:value-type="float" office:value="0.415477999285747">
            <text:p>0.4154779993</text:p>
          </table:table-cell>
          <table:table-cell table:formula="of:=(1-EXP(-[.R$10]/[.$C14]))^[.R$10]" office:value-type="float" office:value="0.464851297835003">
            <text:p>0.4648512978</text:p>
          </table:table-cell>
          <table:table-cell table:formula="of:=(1-EXP(-[.S$10]/[.$C14]))^[.S$10]" office:value-type="float" office:value="0.513831258827054">
            <text:p>0.513831258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(1-EXP(-[.D$10]/[.$C15]))^[.D$10]" office:value-type="float" office:value="0.153518275109386">
            <text:p>0.1535182751</text:p>
          </table:table-cell>
          <table:table-cell table:formula="of:=(1-EXP(-[.E$10]/[.$C15]))^[.E$10]" office:value-type="float" office:value="0.0803544978850135">
            <text:p>0.0803544979</text:p>
          </table:table-cell>
          <table:table-cell table:formula="of:=(1-EXP(-[.F$10]/[.$C15]))^[.F$10]" office:value-type="float" office:value="0.0609161842279969">
            <text:p>0.0609161842</text:p>
          </table:table-cell>
          <table:table-cell table:formula="of:=(1-EXP(-[.G$10]/[.$C15]))^[.G$10]" office:value-type="float" office:value="0.0560566708403433">
            <text:p>0.0560566708</text:p>
          </table:table-cell>
          <table:table-cell table:formula="of:=(1-EXP(-[.H$10]/[.$C15]))^[.H$10]" office:value-type="float" office:value="0.057781112738492">
            <text:p>0.0577811127</text:p>
          </table:table-cell>
          <table:table-cell table:formula="of:=(1-EXP(-[.I$10]/[.$C15]))^[.I$10]" office:value-type="float" office:value="0.0637968876764238">
            <text:p>0.0637968877</text:p>
          </table:table-cell>
          <table:table-cell table:formula="of:=(1-EXP(-[.J$10]/[.$C15]))^[.J$10]" office:value-type="float" office:value="0.0734099444553037">
            <text:p>0.0734099445</text:p>
          </table:table-cell>
          <table:table-cell table:formula="of:=(1-EXP(-[.K$10]/[.$C15]))^[.K$10]" office:value-type="float" office:value="0.0864816050098205">
            <text:p>0.086481605</text:p>
          </table:table-cell>
          <table:table-cell table:formula="of:=(1-EXP(-[.L$10]/[.$C15]))^[.L$10]" office:value-type="float" office:value="0.103070492634998">
            <text:p>0.1030704926</text:p>
          </table:table-cell>
          <table:table-cell table:formula="of:=(1-EXP(-[.M$10]/[.$C15]))^[.M$10]" office:value-type="float" office:value="0.123274895751861">
            <text:p>0.1232748958</text:p>
          </table:table-cell>
          <table:table-cell table:formula="of:=(1-EXP(-[.N$10]/[.$C15]))^[.N$10]" office:value-type="float" office:value="0.147148555982746">
            <text:p>0.147148556</text:p>
          </table:table-cell>
          <table:table-cell table:formula="of:=(1-EXP(-[.O$10]/[.$C15]))^[.O$10]" office:value-type="float" office:value="0.174651713901776">
            <text:p>0.1746517139</text:p>
          </table:table-cell>
          <table:table-cell table:formula="of:=(1-EXP(-[.P$10]/[.$C15]))^[.P$10]" office:value-type="float" office:value="0.20562511492899">
            <text:p>0.2056251149</text:p>
          </table:table-cell>
          <table:table-cell table:formula="of:=(1-EXP(-[.Q$10]/[.$C15]))^[.Q$10]" office:value-type="float" office:value="0.239782370188635">
            <text:p>0.2397823702</text:p>
          </table:table-cell>
          <table:table-cell table:formula="of:=(1-EXP(-[.R$10]/[.$C15]))^[.R$10]" office:value-type="float" office:value="0.276717747016543">
            <text:p>0.276717747</text:p>
          </table:table-cell>
          <table:table-cell table:formula="of:=(1-EXP(-[.S$10]/[.$C15]))^[.S$10]" office:value-type="float" office:value="0.315926182688728">
            <text:p>0.315926182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(1-EXP(-[.D$10]/[.$C16]))^[.D$10]" office:value-type="float" office:value="0.133122100249818">
            <text:p>0.1331221002</text:p>
          </table:table-cell>
          <table:table-cell table:formula="of:=(1-EXP(-[.E$10]/[.$C16]))^[.E$10]" office:value-type="float" office:value="0.0617635358571873">
            <text:p>0.0617635359</text:p>
          </table:table-cell>
          <table:table-cell table:formula="of:=(1-EXP(-[.F$10]/[.$C16]))^[.F$10]" office:value-type="float" office:value="0.0423483178081187">
            <text:p>0.0423483178</text:p>
          </table:table-cell>
          <table:table-cell table:formula="of:=(1-EXP(-[.G$10]/[.$C16]))^[.G$10]" office:value-type="float" office:value="0.0358989996252029">
            <text:p>0.0358989996</text:p>
          </table:table-cell>
          <table:table-cell table:formula="of:=(1-EXP(-[.H$10]/[.$C16]))^[.H$10]" office:value-type="float" office:value="0.0346578422795993">
            <text:p>0.0346578423</text:p>
          </table:table-cell>
          <table:table-cell table:formula="of:=(1-EXP(-[.I$10]/[.$C16]))^[.I$10]" office:value-type="float" office:value="0.0363787387090497">
            <text:p>0.0363787387</text:p>
          </table:table-cell>
          <table:table-cell table:formula="of:=(1-EXP(-[.J$10]/[.$C16]))^[.J$10]" office:value-type="float" office:value="0.0403273242895438">
            <text:p>0.0403273243</text:p>
          </table:table-cell>
          <table:table-cell table:formula="of:=(1-EXP(-[.K$10]/[.$C16]))^[.K$10]" office:value-type="float" office:value="0.0463077406755977">
            <text:p>0.0463077407</text:p>
          </table:table-cell>
          <table:table-cell table:formula="of:=(1-EXP(-[.L$10]/[.$C16]))^[.L$10]" office:value-type="float" office:value="0.0543501156640321">
            <text:p>0.0543501157</text:p>
          </table:table-cell>
          <table:table-cell table:formula="of:=(1-EXP(-[.M$10]/[.$C16]))^[.M$10]" office:value-type="float" office:value="0.0645846905234932">
            <text:p>0.0645846905</text:p>
          </table:table-cell>
          <table:table-cell table:formula="of:=(1-EXP(-[.N$10]/[.$C16]))^[.N$10]" office:value-type="float" office:value="0.0771783799268013">
            <text:p>0.0771783799</text:p>
          </table:table-cell>
          <table:table-cell table:formula="of:=(1-EXP(-[.O$10]/[.$C16]))^[.O$10]" office:value-type="float" office:value="0.0922952824146156">
            <text:p>0.0922952824</text:p>
          </table:table-cell>
          <table:table-cell table:formula="of:=(1-EXP(-[.P$10]/[.$C16]))^[.P$10]" office:value-type="float" office:value="0.110068260271763">
            <text:p>0.1100682603</text:p>
          </table:table-cell>
          <table:table-cell table:formula="of:=(1-EXP(-[.Q$10]/[.$C16]))^[.Q$10]" office:value-type="float" office:value="0.130577493287586">
            <text:p>0.1305774933</text:p>
          </table:table-cell>
          <table:table-cell table:formula="of:=(1-EXP(-[.R$10]/[.$C16]))^[.R$10]" office:value-type="float" office:value="0.153835104016995">
            <text:p>0.153835104</text:p>
          </table:table-cell>
          <table:table-cell table:formula="of:=(1-EXP(-[.S$10]/[.$C16]))^[.S$10]" office:value-type="float" office:value="0.179775963435719">
            <text:p>0.179775963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(1-EXP(-[.D$10]/[.$C17]))^[.D$10]" office:value-type="float" office:value="0.117503097415405">
            <text:p>0.1175030974</text:p>
          </table:table-cell>
          <table:table-cell table:formula="of:=(1-EXP(-[.E$10]/[.$C17]))^[.E$10]" office:value-type="float" office:value="0.0489290935698237">
            <text:p>0.0489290936</text:p>
          </table:table-cell>
          <table:table-cell table:formula="of:=(1-EXP(-[.F$10]/[.$C17]))^[.F$10]" office:value-type="float" office:value="0.0305793544917778">
            <text:p>0.0305793545</text:p>
          </table:table-cell>
          <table:table-cell table:formula="of:=(1-EXP(-[.G$10]/[.$C17]))^[.G$10]" office:value-type="float" office:value="0.0239686508210136">
            <text:p>0.0239686508</text:p>
          </table:table-cell>
          <table:table-cell table:formula="of:=(1-EXP(-[.H$10]/[.$C17]))^[.H$10]" office:value-type="float" office:value="0.0216792170537517">
            <text:p>0.0216792171</text:p>
          </table:table-cell>
          <table:table-cell table:formula="of:=(1-EXP(-[.I$10]/[.$C17]))^[.I$10]" office:value-type="float" office:value="0.0215771414632193">
            <text:p>0.0215771415</text:p>
          </table:table-cell>
          <table:table-cell table:formula="of:=(1-EXP(-[.J$10]/[.$C17]))^[.J$10]" office:value-type="float" office:value="0.022929748877108">
            <text:p>0.0229297489</text:p>
          </table:table-cell>
          <table:table-cell table:formula="of:=(1-EXP(-[.K$10]/[.$C17]))^[.K$10]" office:value-type="float" office:value="0.0254917307659669">
            <text:p>0.0254917308</text:p>
          </table:table-cell>
          <table:table-cell table:formula="of:=(1-EXP(-[.L$10]/[.$C17]))^[.L$10]" office:value-type="float" office:value="0.0292244171051153">
            <text:p>0.0292244171</text:p>
          </table:table-cell>
          <table:table-cell table:formula="of:=(1-EXP(-[.M$10]/[.$C17]))^[.M$10]" office:value-type="float" office:value="0.0341909034641153">
            <text:p>0.0341909035</text:p>
          </table:table-cell>
          <table:table-cell table:formula="of:=(1-EXP(-[.N$10]/[.$C17]))^[.N$10]" office:value-type="float" office:value="0.0405090755275865">
            <text:p>0.0405090755</text:p>
          </table:table-cell>
          <table:table-cell table:formula="of:=(1-EXP(-[.O$10]/[.$C17]))^[.O$10]" office:value-type="float" office:value="0.0483258092950309">
            <text:p>0.0483258093</text:p>
          </table:table-cell>
          <table:table-cell table:formula="of:=(1-EXP(-[.P$10]/[.$C17]))^[.P$10]" office:value-type="float" office:value="0.0577993639120003">
            <text:p>0.0577993639</text:p>
          </table:table-cell>
          <table:table-cell table:formula="of:=(1-EXP(-[.Q$10]/[.$C17]))^[.Q$10]" office:value-type="float" office:value="0.0690851046475397">
            <text:p>0.0690851046</text:p>
          </table:table-cell>
          <table:table-cell table:formula="of:=(1-EXP(-[.R$10]/[.$C17]))^[.R$10]" office:value-type="float" office:value="0.0823228645487591">
            <text:p>0.0823228645</text:p>
          </table:table-cell>
          <table:table-cell table:formula="of:=(1-EXP(-[.S$10]/[.$C17]))^[.S$10]" office:value-type="float" office:value="0.097625619424833">
            <text:p>0.097625619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(1-EXP(-[.D$10]/[.$C18]))^[.D$10]" office:value-type="float" office:value="0.10516068318563">
            <text:p>0.1051606832</text:p>
          </table:table-cell>
          <table:table-cell table:formula="of:=(1-EXP(-[.E$10]/[.$C18]))^[.E$10]" office:value-type="float" office:value="0.0397055825963385">
            <text:p>0.0397055826</text:p>
          </table:table-cell>
          <table:table-cell table:formula="of:=(1-EXP(-[.F$10]/[.$C18]))^[.F$10]" office:value-type="float" office:value="0.022777984204966">
            <text:p>0.0227779842</text:p>
          </table:table-cell>
          <table:table-cell table:formula="of:=(1-EXP(-[.G$10]/[.$C18]))^[.G$10]" office:value-type="float" office:value="0.0165769522664653">
            <text:p>0.0165769523</text:p>
          </table:table-cell>
          <table:table-cell table:formula="of:=(1-EXP(-[.H$10]/[.$C18]))^[.H$10]" office:value-type="float" office:value="0.0140703381036365">
            <text:p>0.0140703381</text:p>
          </table:table-cell>
          <table:table-cell table:formula="of:=(1-EXP(-[.I$10]/[.$C18]))^[.I$10]" office:value-type="float" office:value="0.0132721399553384">
            <text:p>0.01327214</text:p>
          </table:table-cell>
          <table:table-cell table:formula="of:=(1-EXP(-[.J$10]/[.$C18]))^[.J$10]" office:value-type="float" office:value="0.0134892270493822">
            <text:p>0.013489227</text:p>
          </table:table-cell>
          <table:table-cell table:formula="of:=(1-EXP(-[.K$10]/[.$C18]))^[.K$10]" office:value-type="float" office:value="0.0144630511798013">
            <text:p>0.0144630512</text:p>
          </table:table-cell>
          <table:table-cell table:formula="of:=(1-EXP(-[.L$10]/[.$C18]))^[.L$10]" office:value-type="float" office:value="0.0161138470972901">
            <text:p>0.0161138471</text:p>
          </table:table-cell>
          <table:table-cell table:formula="of:=(1-EXP(-[.M$10]/[.$C18]))^[.M$10]" office:value-type="float" office:value="0.0184491319919087">
            <text:p>0.018449132</text:p>
          </table:table-cell>
          <table:table-cell table:formula="of:=(1-EXP(-[.N$10]/[.$C18]))^[.N$10]" office:value-type="float" office:value="0.0215258583425016">
            <text:p>0.0215258583</text:p>
          </table:table-cell>
          <table:table-cell table:formula="of:=(1-EXP(-[.O$10]/[.$C18]))^[.O$10]" office:value-type="float" office:value="0.0254322984619253">
            <text:p>0.0254322985</text:p>
          </table:table-cell>
          <table:table-cell table:formula="of:=(1-EXP(-[.P$10]/[.$C18]))^[.P$10]" office:value-type="float" office:value="0.0302776332398425">
            <text:p>0.0302776332</text:p>
          </table:table-cell>
          <table:table-cell table:formula="of:=(1-EXP(-[.Q$10]/[.$C18]))^[.Q$10]" office:value-type="float" office:value="0.036184493920683">
            <text:p>0.0361844939</text:p>
          </table:table-cell>
          <table:table-cell table:formula="of:=(1-EXP(-[.R$10]/[.$C18]))^[.R$10]" office:value-type="float" office:value="0.0432824629467271">
            <text:p>0.0432824629</text:p>
          </table:table-cell>
          <table:table-cell table:formula="of:=(1-EXP(-[.S$10]/[.$C18]))^[.S$10]" office:value-type="float" office:value="0.0517017255547635">
            <text:p>0.051701725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1-EXP(-[.D$10]/[.$C19]))^[.D$10]" office:value-type="float" office:value="0.0951625819640405">
            <text:p>0.095162582</text:p>
          </table:table-cell>
          <table:table-cell table:formula="of:=(1-EXP(-[.E$10]/[.$C19]))^[.E$10]" office:value-type="float" office:value="0.0328585398796756">
            <text:p>0.0328585399</text:p>
          </table:table-cell>
          <table:table-cell table:formula="of:=(1-EXP(-[.F$10]/[.$C19]))^[.F$10]" office:value-type="float" office:value="0.0174105864963266">
            <text:p>0.0174105865</text:p>
          </table:table-cell>
          <table:table-cell table:formula="of:=(1-EXP(-[.G$10]/[.$C19]))^[.G$10]" office:value-type="float" office:value="0.0118132709066194">
            <text:p>0.0118132709</text:p>
          </table:table-cell>
          <table:table-cell table:style-name="ce2" table:formula="of:=(1-EXP(-[.H$10]/[.$C19]))^[.H$10]" office:value-type="float" office:value="0.00943092922612247">
            <text:p>0.0094309292</text:p>
          </table:table-cell>
          <table:table-cell table:style-name="ce2" table:formula="of:=(1-EXP(-[.I$10]/[.$C19]))^[.I$10]" office:value-type="float" office:value="0.00843620926843853">
            <text:p>0.0084362093</text:p>
          </table:table-cell>
          <table:table-cell table:style-name="ce2" table:formula="of:=(1-EXP(-[.J$10]/[.$C19]))^[.J$10]" office:value-type="float" office:value="0.00819372206586242">
            <text:p>0.0081937221</text:p>
          </table:table-cell>
          <table:table-cell table:style-name="ce2" table:formula="of:=(1-EXP(-[.K$10]/[.$C19]))^[.K$10]" office:value-type="float" office:value="0.00845547233587078">
            <text:p>0.0084554723</text:p>
          </table:table-cell>
          <table:table-cell table:style-name="ce2" table:formula="of:=(1-EXP(-[.L$10]/[.$C19]))^[.L$10]" office:value-type="float" office:value="0.00912699305680986">
            <text:p>0.0091269931</text:p>
          </table:table-cell>
          <table:table-cell table:formula="of:=(1-EXP(-[.M$10]/[.$C19]))^[.M$10]" office:value-type="float" office:value="0.010185894032017">
            <text:p>0.010185894</text:p>
          </table:table-cell>
          <table:table-cell table:formula="of:=(1-EXP(-[.N$10]/[.$C19]))^[.N$10]" office:value-type="float" office:value="0.011649503554673">
            <text:p>0.0116495036</text:p>
          </table:table-cell>
          <table:table-cell table:formula="of:=(1-EXP(-[.O$10]/[.$C19]))^[.O$10]" office:value-type="float" office:value="0.0135605692898318">
            <text:p>0.0135605693</text:p>
          </table:table-cell>
          <table:table-cell table:formula="of:=(1-EXP(-[.P$10]/[.$C19]))^[.P$10]" office:value-type="float" office:value="0.0159802007757509">
            <text:p>0.0159802008</text:p>
          </table:table-cell>
          <table:table-cell table:formula="of:=(1-EXP(-[.Q$10]/[.$C19]))^[.Q$10]" office:value-type="float" office:value="0.0189837988642129">
            <text:p>0.0189837989</text:p>
          </table:table-cell>
          <table:table-cell table:formula="of:=(1-EXP(-[.R$10]/[.$C19]))^[.R$10]" office:value-type="float" office:value="0.0226581224588687">
            <text:p>0.0226581225</text:p>
          </table:table-cell>
          <table:table-cell table:formula="of:=(1-EXP(-[.S$10]/[.$C19]))^[.S$10]" office:value-type="float" office:value="0.027098627128107">
            <text:p>0.027098627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(1-EXP(-[.D$10]/[.$C20]))^[.D$10]" office:value-type="float" office:value="0.0868992837177377">
            <text:p>0.0868992837</text:p>
          </table:table-cell>
          <table:table-cell table:formula="of:=(1-EXP(-[.E$10]/[.$C20]))^[.E$10]" office:value-type="float" office:value="0.0276380922485176">
            <text:p>0.0276380922</text:p>
          </table:table-cell>
          <table:table-cell table:formula="of:=(1-EXP(-[.F$10]/[.$C20]))^[.F$10]" office:value-type="float" office:value="0.0136005085038233">
            <text:p>0.0136005085</text:p>
          </table:table-cell>
          <table:table-cell table:style-name="ce2" table:formula="of:=(1-EXP(-[.G$10]/[.$C20]))^[.G$10]" office:value-type="float" office:value="0.0086373276777016">
            <text:p>0.0086373277</text:p>
          </table:table-cell>
          <table:table-cell table:formula="of:=(1-EXP(-[.H$10]/[.$C20]))^[.H$10]" office:value-type="float" office:value="0.00650177390639116">
            <text:p>0.0065017739</text:p>
          </table:table-cell>
          <table:table-cell table:formula="of:=(1-EXP(-[.I$10]/[.$C20]))^[.I$10]" office:value-type="float" office:value="0.00552218402602602">
            <text:p>0.005522184</text:p>
          </table:table-cell>
          <table:table-cell table:formula="of:=(1-EXP(-[.J$10]/[.$C20]))^[.J$10]" office:value-type="float" office:value="0.00512588701143493">
            <text:p>0.005125887</text:p>
          </table:table-cell>
          <table:table-cell table:formula="of:=(1-EXP(-[.K$10]/[.$C20]))^[.K$10]" office:value-type="float" office:value="0.00508641064362711">
            <text:p>0.0050864106</text:p>
          </table:table-cell>
          <table:table-cell table:formula="of:=(1-EXP(-[.L$10]/[.$C20]))^[.L$10]" office:value-type="float" office:value="0.00530976830577763">
            <text:p>0.0053097683</text:p>
          </table:table-cell>
          <table:table-cell table:style-name="ce2" table:formula="of:=(1-EXP(-[.M$10]/[.$C20]))^[.M$10]" office:value-type="float" office:value="0.00576157350104004">
            <text:p>0.0057615735</text:p>
          </table:table-cell>
          <table:table-cell table:style-name="ce2" table:formula="of:=(1-EXP(-[.N$10]/[.$C20]))^[.N$10]" office:value-type="float" office:value="0.00643871302768703">
            <text:p>0.006438713</text:p>
          </table:table-cell>
          <table:table-cell table:style-name="ce2" table:formula="of:=(1-EXP(-[.O$10]/[.$C20]))^[.O$10]" office:value-type="float" office:value="0.00735725123789308">
            <text:p>0.0073572512</text:p>
          </table:table-cell>
          <table:table-cell table:style-name="ce2" table:formula="of:=(1-EXP(-[.P$10]/[.$C20]))^[.P$10]" office:value-type="float" office:value="0.00854689150979159">
            <text:p>0.0085468915</text:p>
          </table:table-cell>
          <table:table-cell table:formula="of:=(1-EXP(-[.Q$10]/[.$C20]))^[.Q$10]" office:value-type="float" office:value="0.0100482667214008">
            <text:p>0.0100482667</text:p>
          </table:table-cell>
          <table:table-cell table:formula="of:=(1-EXP(-[.R$10]/[.$C20]))^[.R$10]" office:value-type="float" office:value="0.0119114617485728">
            <text:p>0.0119114617</text:p>
          </table:table-cell>
          <table:table-cell table:formula="of:=(1-EXP(-[.S$10]/[.$C20]))^[.S$10]" office:value-type="float" office:value="0.0141950135214509">
            <text:p>0.01419501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(1-EXP(-[.D$10]/[.$C21]))^[.D$10]" office:value-type="float" office:value="0.0799555853706767">
            <text:p>0.0799555854</text:p>
          </table:table-cell>
          <table:table-cell table:formula="of:=(1-EXP(-[.E$10]/[.$C21]))^[.E$10]" office:value-type="float" office:value="0.0235678607925611">
            <text:p>0.0235678608</text:p>
          </table:table-cell>
          <table:table-cell table:formula="of:=(1-EXP(-[.F$10]/[.$C21]))^[.F$10]" office:value-type="float" office:value="0.010823077182671">
            <text:p>0.0108230772</text:p>
          </table:table-cell>
          <table:table-cell table:formula="of:=(1-EXP(-[.G$10]/[.$C21]))^[.G$10]" office:value-type="float" office:value="0.00645684533035264">
            <text:p>0.0064568453</text:p>
          </table:table-cell>
          <table:table-cell table:formula="of:=(1-EXP(-[.H$10]/[.$C21]))^[.H$10]" office:value-type="float" office:value="0.0045945082103487">
            <text:p>0.0045945082</text:p>
          </table:table-cell>
          <table:table-cell table:formula="of:=(1-EXP(-[.I$10]/[.$C21]))^[.I$10]" office:value-type="float" office:value="0.00371078150089925">
            <text:p>0.0037107815</text:p>
          </table:table-cell>
          <table:table-cell table:formula="of:=(1-EXP(-[.J$10]/[.$C21]))^[.J$10]" office:value-type="float" office:value="0.00329392832184803">
            <text:p>0.0032939283</text:p>
          </table:table-cell>
          <table:table-cell table:formula="of:=(1-EXP(-[.K$10]/[.$C21]))^[.K$10]" office:value-type="float" office:value="0.00314235034570259">
            <text:p>0.0031423503</text:p>
          </table:table-cell>
          <table:table-cell table:formula="of:=(1-EXP(-[.L$10]/[.$C21]))^[.L$10]" office:value-type="float" office:value="0.00316950078247633">
            <text:p>0.0031695008</text:p>
          </table:table-cell>
          <table:table-cell table:formula="of:=(1-EXP(-[.M$10]/[.$C21]))^[.M$10]" office:value-type="float" office:value="0.00333865698929832">
            <text:p>0.003338657</text:p>
          </table:table-cell>
          <table:table-cell table:formula="of:=(1-EXP(-[.N$10]/[.$C21]))^[.N$10]" office:value-type="float" office:value="0.00363798300764397">
            <text:p>0.003637983</text:p>
          </table:table-cell>
          <table:table-cell table:formula="of:=(1-EXP(-[.O$10]/[.$C21]))^[.O$10]" office:value-type="float" office:value="0.00407004287719824">
            <text:p>0.0040700429</text:p>
          </table:table-cell>
          <table:table-cell table:formula="of:=(1-EXP(-[.P$10]/[.$C21]))^[.P$10]" office:value-type="float" office:value="0.00464711174742892">
            <text:p>0.0046471117</text:p>
          </table:table-cell>
          <table:table-cell table:style-name="ce2" table:formula="of:=(1-EXP(-[.Q$10]/[.$C21]))^[.Q$10]" office:value-type="float" office:value="0.00538901994493078">
            <text:p>0.0053890199</text:p>
          </table:table-cell>
          <table:table-cell table:style-name="ce2" table:formula="of:=(1-EXP(-[.R$10]/[.$C21]))^[.R$10]" office:value-type="float" office:value="0.00632216556825185">
            <text:p>0.0063221656</text:p>
          </table:table-cell>
          <table:table-cell table:style-name="ce2" table:formula="of:=(1-EXP(-[.S$10]/[.$C21]))^[.S$10]" office:value-type="float" office:value="0.00747906800507461">
            <text:p>0.00747906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(1-EXP(-[.D$10]/[.$C22]))^[.D$10]" office:value-type="float" office:value="0.074038921357684">
            <text:p>0.0740389214</text:p>
          </table:table-cell>
          <table:table-cell table:formula="of:=(1-EXP(-[.E$10]/[.$C22]))^[.E$10]" office:value-type="float" office:value="0.020333642270802">
            <text:p>0.0203336423</text:p>
          </table:table-cell>
          <table:table-cell table:style-name="ce2" table:formula="of:=(1-EXP(-[.F$10]/[.$C22]))^[.F$10]" office:value-type="float" office:value="0.00875166597573542">
            <text:p>0.008751666</text:p>
          </table:table-cell>
          <table:table-cell table:formula="of:=(1-EXP(-[.G$10]/[.$C22]))^[.G$10]" office:value-type="float" office:value="0.0049210274530353">
            <text:p>0.0049210275</text:p>
          </table:table-cell>
          <table:table-cell table:formula="of:=(1-EXP(-[.H$10]/[.$C22]))^[.H$10]" office:value-type="float" office:value="0.00331825894229346">
            <text:p>0.0033182589</text:p>
          </table:table-cell>
          <table:table-cell table:formula="of:=(1-EXP(-[.I$10]/[.$C22]))^[.I$10]" office:value-type="float" office:value="0.00255272339346146">
            <text:p>0.0025527234</text:p>
          </table:table-cell>
          <table:table-cell table:formula="of:=(1-EXP(-[.J$10]/[.$C22]))^[.J$10]" office:value-type="float" office:value="0.00216891733575653">
            <text:p>0.0021689173</text:p>
          </table:table-cell>
          <table:table-cell table:formula="of:=(1-EXP(-[.K$10]/[.$C22]))^[.K$10]" office:value-type="float" office:value="0.00198971426485634">
            <text:p>0.0019897143</text:p>
          </table:table-cell>
          <table:table-cell table:formula="of:=(1-EXP(-[.L$10]/[.$C22]))^[.L$10]" office:value-type="float" office:value="0.00193841167144781">
            <text:p>0.0019384117</text:p>
          </table:table-cell>
          <table:table-cell table:formula="of:=(1-EXP(-[.M$10]/[.$C22]))^[.M$10]" office:value-type="float" office:value="0.00198040760248756">
            <text:p>0.0019804076</text:p>
          </table:table-cell>
          <table:table-cell table:formula="of:=(1-EXP(-[.N$10]/[.$C22]))^[.N$10]" office:value-type="float" office:value="0.00210125342890127">
            <text:p>0.0021012534</text:p>
          </table:table-cell>
          <table:table-cell table:formula="of:=(1-EXP(-[.O$10]/[.$C22]))^[.O$10]" office:value-type="float" office:value="0.00229752376482013">
            <text:p>0.0022975238</text:p>
          </table:table-cell>
          <table:table-cell table:formula="of:=(1-EXP(-[.P$10]/[.$C22]))^[.P$10]" office:value-type="float" office:value="0.00257275777799074">
            <text:p>0.0025727578</text:p>
          </table:table-cell>
          <table:table-cell table:formula="of:=(1-EXP(-[.Q$10]/[.$C22]))^[.Q$10]" office:value-type="float" office:value="0.00293560427053812">
            <text:p>0.0029356043</text:p>
          </table:table-cell>
          <table:table-cell table:formula="of:=(1-EXP(-[.R$10]/[.$C22]))^[.R$10]" office:value-type="float" office:value="0.00339899853003316">
            <text:p>0.0033989985</text:p>
          </table:table-cell>
          <table:table-cell table:formula="of:=(1-EXP(-[.S$10]/[.$C22]))^[.S$10]" office:value-type="float" office:value="0.00397984750071304">
            <text:p>0.003979847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(1-EXP(-[.D$10]/[.$C23]))^[.D$10]" office:value-type="float" office:value="0.0689372202959773">
            <text:p>0.0689372203</text:p>
          </table:table-cell>
          <table:table-cell table:formula="of:=(1-EXP(-[.E$10]/[.$C23]))^[.E$10]" office:value-type="float" office:value="0.0177214935749227">
            <text:p>0.0177214936</text:p>
          </table:table-cell>
          <table:table-cell table:formula="of:=(1-EXP(-[.F$10]/[.$C23]))^[.F$10]" office:value-type="float" office:value="0.00717590715121914">
            <text:p>0.0071759072</text:p>
          </table:table-cell>
          <table:table-cell table:formula="of:=(1-EXP(-[.G$10]/[.$C23]))^[.G$10]" office:value-type="float" office:value="0.00381473436158206">
            <text:p>0.0038147344</text:p>
          </table:table-cell>
          <table:table-cell table:formula="of:=(1-EXP(-[.H$10]/[.$C23]))^[.H$10]" office:value-type="float" office:value="0.00244329122050551">
            <text:p>0.0024432912</text:p>
          </table:table-cell>
          <table:table-cell table:formula="of:=(1-EXP(-[.I$10]/[.$C23]))^[.I$10]" office:value-type="float" office:value="0.00179338002117743">
            <text:p>0.00179338</text:p>
          </table:table-cell>
          <table:table-cell table:formula="of:=(1-EXP(-[.J$10]/[.$C23]))^[.J$10]" office:value-type="float" office:value="0.00146007874910939">
            <text:p>0.0014600787</text:p>
          </table:table-cell>
          <table:table-cell table:formula="of:=(1-EXP(-[.K$10]/[.$C23]))^[.K$10]" office:value-type="float" office:value="0.00128873817409032">
            <text:p>0.0012887382</text:p>
          </table:table-cell>
          <table:table-cell table:formula="of:=(1-EXP(-[.L$10]/[.$C23]))^[.L$10]" office:value-type="float" office:value="0.0012126979841213">
            <text:p>0.001212698</text:p>
          </table:table-cell>
          <table:table-cell table:formula="of:=(1-EXP(-[.M$10]/[.$C23]))^[.M$10]" office:value-type="float" office:value="0.00120116603147758">
            <text:p>0.001201166</text:p>
          </table:table-cell>
          <table:table-cell table:formula="of:=(1-EXP(-[.N$10]/[.$C23]))^[.N$10]" office:value-type="float" office:value="0.00123992786908124">
            <text:p>0.0012399279</text:p>
          </table:table-cell>
          <table:table-cell table:formula="of:=(1-EXP(-[.O$10]/[.$C23]))^[.O$10]" office:value-type="float" office:value="0.00132341263006131">
            <text:p>0.0013234126</text:p>
          </table:table-cell>
          <table:table-cell table:formula="of:=(1-EXP(-[.P$10]/[.$C23]))^[.P$10]" office:value-type="float" office:value="0.00145117845166803">
            <text:p>0.0014511785</text:p>
          </table:table-cell>
          <table:table-cell table:formula="of:=(1-EXP(-[.Q$10]/[.$C23]))^[.Q$10]" office:value-type="float" office:value="0.00162629308435403">
            <text:p>0.0016262931</text:p>
          </table:table-cell>
          <table:table-cell table:formula="of:=(1-EXP(-[.R$10]/[.$C23]))^[.R$10]" office:value-type="float" office:value="0.00185459694967335">
            <text:p>0.0018545969</text:p>
          </table:table-cell>
          <table:table-cell table:formula="of:=(1-EXP(-[.S$10]/[.$C23]))^[.S$10]" office:value-type="float" office:value="0.00214440684647841">
            <text:p>0.002144406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1-EXP(-[.D$10]/[.$C24]))^[.D$10]" office:value-type="float" office:value="0.0644930149683822">
            <text:p>0.064493015</text:p>
          </table:table-cell>
          <table:table-cell table:formula="of:=(1-EXP(-[.E$10]/[.$C24]))^[.E$10]" office:value-type="float" office:value="0.0155817002787538">
            <text:p>0.0155817003</text:p>
          </table:table-cell>
          <table:table-cell table:formula="of:=(1-EXP(-[.F$10]/[.$C24]))^[.F$10]" office:value-type="float" office:value="0.0059562427789459">
            <text:p>0.0059562428</text:p>
          </table:table-cell>
          <table:table-cell table:formula="of:=(1-EXP(-[.G$10]/[.$C24]))^[.G$10]" office:value-type="float" office:value="0.00300189399812192">
            <text:p>0.003001894</text:p>
          </table:table-cell>
          <table:table-cell table:formula="of:=(1-EXP(-[.H$10]/[.$C24]))^[.H$10]" office:value-type="float" office:value="0.00183031348362281">
            <text:p>0.0018303135</text:p>
          </table:table-cell>
          <table:table-cell table:formula="of:=(1-EXP(-[.I$10]/[.$C24]))^[.I$10]" office:value-type="float" office:value="0.00128397109001361">
            <text:p>0.0012839711</text:p>
          </table:table-cell>
          <table:table-cell table:formula="of:=(1-EXP(-[.J$10]/[.$C24]))^[.J$10]" office:value-type="float" office:value="0.00100284927383651">
            <text:p>0.0010028493</text:p>
          </table:table-cell>
          <table:table-cell table:style-name="ce3" table:formula="of:=(1-EXP(-[.K$10]/[.$C24]))^[.K$10]" office:value-type="float" office:value="0.00085226629190931">
            <text:p>0.0008522663</text:p>
          </table:table-cell>
          <table:table-cell table:style-name="ce3" table:formula="of:=(1-EXP(-[.L$10]/[.$C24]))^[.L$10]" office:value-type="float" office:value="0.000774856028832253">
            <text:p>0.000774856</text:p>
          </table:table-cell>
          <table:table-cell table:style-name="ce3" table:formula="of:=(1-EXP(-[.M$10]/[.$C24]))^[.M$10]" office:value-type="float" office:value="0.000743991980823371">
            <text:p>0.000743992</text:p>
          </table:table-cell>
          <table:table-cell table:style-name="ce3" table:formula="of:=(1-EXP(-[.N$10]/[.$C24]))^[.N$10]" office:value-type="float" office:value="0.000746846165547439">
            <text:p>0.0007468462</text:p>
          </table:table-cell>
          <table:table-cell table:style-name="ce3" table:formula="of:=(1-EXP(-[.O$10]/[.$C24]))^[.O$10]" office:value-type="float" office:value="0.000777511478817307">
            <text:p>0.0007775115</text:p>
          </table:table-cell>
          <table:table-cell table:style-name="ce3" table:formula="of:=(1-EXP(-[.P$10]/[.$C24]))^[.P$10]" office:value-type="float" office:value="0.000833973359001363">
            <text:p>0.0008339734</text:p>
          </table:table-cell>
          <table:table-cell table:style-name="ce3" table:formula="of:=(1-EXP(-[.Q$10]/[.$C24]))^[.Q$10]" office:value-type="float" office:value="0.000916705788515899">
            <text:p>0.0009167058</text:p>
          </table:table-cell>
          <table:table-cell table:formula="of:=(1-EXP(-[.R$10]/[.$C24]))^[.R$10]" office:value-type="float" office:value="0.00102801329330089">
            <text:p>0.0010280133</text:p>
          </table:table-cell>
          <table:table-cell table:formula="of:=(1-EXP(-[.S$10]/[.$C24]))^[.S$10]" office:value-type="float" office:value="0.00117174266681736">
            <text:p>0.001171742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1-EXP(-[.D$10]/[.$C25]))^[.D$10]" office:value-type="float" office:value="0.0605869371865242">
            <text:p>0.0605869372</text:p>
          </table:table-cell>
          <table:table-cell table:formula="of:=(1-EXP(-[.E$10]/[.$C25]))^[.E$10]" office:value-type="float" office:value="0.0138069779022141">
            <text:p>0.0138069779</text:p>
          </table:table-cell>
          <table:table-cell table:formula="of:=(1-EXP(-[.F$10]/[.$C25]))^[.F$10]" office:value-type="float" office:value="0.00499765710079256">
            <text:p>0.0049976571</text:p>
          </table:table-cell>
          <table:table-cell table:formula="of:=(1-EXP(-[.G$10]/[.$C25]))^[.G$10]" office:value-type="float" office:value="0.00239405619756456">
            <text:p>0.0023940562</text:p>
          </table:table-cell>
          <table:table-cell table:formula="of:=(1-EXP(-[.H$10]/[.$C25]))^[.H$10]" office:value-type="float" office:value="0.00139247083855621">
            <text:p>0.0013924708</text:p>
          </table:table-cell>
          <table:table-cell table:style-name="ce3" table:formula="of:=(1-EXP(-[.I$10]/[.$C25]))^[.I$10]" office:value-type="float" office:value="0.00093509692113381">
            <text:p>0.0009350969</text:p>
          </table:table-cell>
          <table:table-cell table:style-name="ce3" table:formula="of:=(1-EXP(-[.J$10]/[.$C25]))^[.J$10]" office:value-type="float" office:value="0.000701519426158508">
            <text:p>0.0007015194</text:p>
          </table:table-cell>
          <table:table-cell table:formula="of:=(1-EXP(-[.K$10]/[.$C25]))^[.K$10]" office:value-type="float" office:value="0.000574496222179676">
            <text:p>0.0005744962</text:p>
          </table:table-cell>
          <table:table-cell table:formula="of:=(1-EXP(-[.L$10]/[.$C25]))^[.L$10]" office:value-type="float" office:value="0.00050488178194274">
            <text:p>0.0005048818</text:p>
          </table:table-cell>
          <table:table-cell table:formula="of:=(1-EXP(-[.M$10]/[.$C25]))^[.M$10]" office:value-type="float" office:value="0.000469988452063679">
            <text:p>0.0004699885</text:p>
          </table:table-cell>
          <table:table-cell table:formula="of:=(1-EXP(-[.N$10]/[.$C25]))^[.N$10]" office:value-type="float" office:value="0.000458710730814628">
            <text:p>0.0004587107</text:p>
          </table:table-cell>
          <table:table-cell table:formula="of:=(1-EXP(-[.O$10]/[.$C25]))^[.O$10]" office:value-type="float" office:value="0.000465573033723776">
            <text:p>0.000465573</text:p>
          </table:table-cell>
          <table:table-cell table:formula="of:=(1-EXP(-[.P$10]/[.$C25]))^[.P$10]" office:value-type="float" office:value="0.000488132376218637">
            <text:p>0.0004881324</text:p>
          </table:table-cell>
          <table:table-cell table:formula="of:=(1-EXP(-[.Q$10]/[.$C25]))^[.Q$10]" office:value-type="float" office:value="0.000525773383567236">
            <text:p>0.0005257734</text:p>
          </table:table-cell>
          <table:table-cell table:style-name="ce3" table:formula="of:=(1-EXP(-[.R$10]/[.$C25]))^[.R$10]" office:value-type="float" office:value="0.000579132360643194">
            <text:p>0.0005791324</text:p>
          </table:table-cell>
          <table:table-cell table:style-name="ce3" table:formula="of:=(1-EXP(-[.S$10]/[.$C25]))^[.S$10]" office:value-type="float" office:value="0.000649828337444542">
            <text:p>0.0006498283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(1-EXP(-[.D$10]/[.$C26]))^[.D$10]" office:value-type="float" office:value="0.057126856145125">
            <text:p>0.0571268561</text:p>
          </table:table-cell>
          <table:table-cell table:formula="of:=(1-EXP(-[.E$10]/[.$C26]))^[.E$10]" office:value-type="float" office:value="0.0123188321759469">
            <text:p>0.0123188322</text:p>
          </table:table-cell>
          <table:table-cell table:formula="of:=(1-EXP(-[.F$10]/[.$C26]))^[.F$10]" office:value-type="float" office:value="0.00423396096943332">
            <text:p>0.004233961</text:p>
          </table:table-cell>
          <table:table-cell table:formula="of:=(1-EXP(-[.G$10]/[.$C26]))^[.G$10]" office:value-type="float" office:value="0.00193230594310934">
            <text:p>0.0019323059</text:p>
          </table:table-cell>
          <table:table-cell table:formula="of:=(1-EXP(-[.H$10]/[.$C26]))^[.H$10]" office:value-type="float" office:value="0.00107421798829241">
            <text:p>0.001074218</text:p>
          </table:table-cell>
          <table:table-cell table:formula="of:=(1-EXP(-[.I$10]/[.$C26]))^[.I$10]" office:value-type="float" office:value="0.000691645391790774">
            <text:p>0.0006916454</text:p>
          </table:table-cell>
          <table:table-cell table:formula="of:=(1-EXP(-[.J$10]/[.$C26]))^[.J$10]" office:value-type="float" office:value="0.000498994049982375">
            <text:p>0.000498994</text:p>
          </table:table-cell>
          <table:table-cell table:formula="of:=(1-EXP(-[.K$10]/[.$C26]))^[.K$10]" office:value-type="float" office:value="0.000394123854136141">
            <text:p>0.0003941239</text:p>
          </table:table-cell>
          <table:table-cell table:formula="of:=(1-EXP(-[.L$10]/[.$C26]))^[.L$10]" office:value-type="float" office:value="0.000334995843498956">
            <text:p>0.0003349958</text:p>
          </table:table-cell>
          <table:table-cell table:formula="of:=(1-EXP(-[.M$10]/[.$C26]))^[.M$10]" office:value-type="float" office:value="0.000302418987637871">
            <text:p>0.000302419</text:p>
          </table:table-cell>
          <table:table-cell table:formula="of:=(1-EXP(-[.N$10]/[.$C26]))^[.N$10]" office:value-type="float" office:value="0.000286982279178727">
            <text:p>0.0002869823</text:p>
          </table:table-cell>
          <table:table-cell table:formula="of:=(1-EXP(-[.O$10]/[.$C26]))^[.O$10]" office:value-type="float" office:value="0.000283906424542671">
            <text:p>0.0002839064</text:p>
          </table:table-cell>
          <table:table-cell table:formula="of:=(1-EXP(-[.P$10]/[.$C26]))^[.P$10]" office:value-type="float" office:value="0.00029082283380242">
            <text:p>0.0002908228</text:p>
          </table:table-cell>
          <table:table-cell table:formula="of:=(1-EXP(-[.Q$10]/[.$C26]))^[.Q$10]" office:value-type="float" office:value="0.000306747647180415">
            <text:p>0.0003067476</text:p>
          </table:table-cell>
          <table:table-cell table:formula="of:=(1-EXP(-[.R$10]/[.$C26]))^[.R$10]" office:value-type="float" office:value="0.000331586778243107">
            <text:p>0.0003315868</text:p>
          </table:table-cell>
          <table:table-cell table:formula="of:=(1-EXP(-[.S$10]/[.$C26]))^[.S$10]" office:value-type="float" office:value="0.000365895578100636">
            <text:p>0.000365895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(1-EXP(-[.D$10]/[.$C27]))^[.D$10]" office:value-type="float" office:value="0.0540405310932346">
            <text:p>0.0540405311</text:p>
          </table:table-cell>
          <table:table-cell table:formula="of:=(1-EXP(-[.E$10]/[.$C27]))^[.E$10]" office:value-type="float" office:value="0.0110587692880685">
            <text:p>0.0110587693</text:p>
          </table:table-cell>
          <table:table-cell table:formula="of:=(1-EXP(-[.F$10]/[.$C27]))^[.F$10]" office:value-type="float" office:value="0.0036180973368921">
            <text:p>0.0036180973</text:p>
          </table:table-cell>
          <table:table-cell table:formula="of:=(1-EXP(-[.G$10]/[.$C27]))^[.G$10]" office:value-type="float" office:value="0.00157653328931466">
            <text:p>0.0015765333</text:p>
          </table:table-cell>
          <table:table-cell table:style-name="ce3" table:formula="of:=(1-EXP(-[.H$10]/[.$C27]))^[.H$10]" office:value-type="float" office:value="0.000839210580945471">
            <text:p>0.0008392106</text:p>
          </table:table-cell>
          <table:table-cell table:formula="of:=(1-EXP(-[.I$10]/[.$C27]))^[.I$10]" office:value-type="float" office:value="0.000518836564441681">
            <text:p>0.0005188366</text:p>
          </table:table-cell>
          <table:table-cell table:formula="of:=(1-EXP(-[.J$10]/[.$C27]))^[.J$10]" office:value-type="float" office:value="0.000360402985277593">
            <text:p>0.000360403</text:p>
          </table:table-cell>
          <table:table-cell table:formula="of:=(1-EXP(-[.K$10]/[.$C27]))^[.K$10]" office:value-type="float" office:value="0.000274795346444668">
            <text:p>0.0002747953</text:p>
          </table:table-cell>
          <table:table-cell table:formula="of:=(1-EXP(-[.L$10]/[.$C27]))^[.L$10]" office:value-type="float" office:value="0.000226046649538622">
            <text:p>0.0002260466</text:p>
          </table:table-cell>
          <table:table-cell table:formula="of:=(1-EXP(-[.M$10]/[.$C27]))^[.M$10]" office:value-type="float" office:value="0.000197974414350646">
            <text:p>0.0001979744</text:p>
          </table:table-cell>
          <table:table-cell table:formula="of:=(1-EXP(-[.N$10]/[.$C27]))^[.N$10]" office:value-type="float" office:value="0.000182691007887069">
            <text:p>0.000182691</text:p>
          </table:table-cell>
          <table:table-cell table:formula="of:=(1-EXP(-[.O$10]/[.$C27]))^[.O$10]" office:value-type="float" office:value="0.000176149698994089">
            <text:p>0.0001761497</text:p>
          </table:table-cell>
          <table:table-cell table:formula="of:=(1-EXP(-[.P$10]/[.$C27]))^[.P$10]" office:value-type="float" office:value="0.000176248139254134">
            <text:p>0.0001762481</text:p>
          </table:table-cell>
          <table:table-cell table:formula="of:=(1-EXP(-[.Q$10]/[.$C27]))^[.Q$10]" office:value-type="float" office:value="0.000181959246389785">
            <text:p>0.0001819592</text:p>
          </table:table-cell>
          <table:table-cell table:formula="of:=(1-EXP(-[.R$10]/[.$C27]))^[.R$10]" office:value-type="float" office:value="0.000192911315893801">
            <text:p>0.0001929113</text:p>
          </table:table-cell>
          <table:table-cell table:formula="of:=(1-EXP(-[.S$10]/[.$C27]))^[.S$10]" office:value-type="float" office:value="0.000209179849429551">
            <text:p>0.000209179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(1-EXP(-[.D$10]/[.$C28]))^[.D$10]" office:value-type="float" office:value="0.0512705199835628">
            <text:p>0.05127052</text:p>
          </table:table-cell>
          <table:table-cell table:style-name="ce2" table:formula="of:=(1-EXP(-[.E$10]/[.$C28]))^[.E$10]" office:value-type="float" office:value="0.00998248242790824">
            <text:p>0.0099824824</text:p>
          </table:table-cell>
          <table:table-cell table:formula="of:=(1-EXP(-[.F$10]/[.$C28]))^[.F$10]" office:value-type="float" office:value="0.0031159958573496">
            <text:p>0.0031159959</text:p>
          </table:table-cell>
          <table:table-cell table:formula="of:=(1-EXP(-[.G$10]/[.$C28]))^[.G$10]" office:value-type="float" office:value="0.00129888777048685">
            <text:p>0.0012988878</text:p>
          </table:table-cell>
          <table:table-cell table:formula="of:=(1-EXP(-[.H$10]/[.$C28]))^[.H$10]" office:value-type="float" office:value="0.0006631688852494">
            <text:p>0.0006631689</text:p>
          </table:table-cell>
          <table:table-cell table:formula="of:=(1-EXP(-[.I$10]/[.$C28]))^[.I$10]" office:value-type="float" office:value="0.000394246023622867">
            <text:p>0.000394246</text:p>
          </table:table-cell>
          <table:table-cell table:formula="of:=(1-EXP(-[.J$10]/[.$C28]))^[.J$10]" office:value-type="float" office:value="0.000263981621087473">
            <text:p>0.0002639816</text:p>
          </table:table-cell>
          <table:table-cell table:formula="of:=(1-EXP(-[.K$10]/[.$C28]))^[.K$10]" office:value-type="float" office:value="0.000194479853559386">
            <text:p>0.0001944799</text:p>
          </table:table-cell>
          <table:table-cell table:formula="of:=(1-EXP(-[.L$10]/[.$C28]))^[.L$10]" office:value-type="float" office:value="0.000154932029049169">
            <text:p>0.000154932</text:p>
          </table:table-cell>
          <table:table-cell table:formula="of:=(1-EXP(-[.M$10]/[.$C28]))^[.M$10]" office:value-type="float" office:value="0.000131702765561226">
            <text:p>0.0001317028</text:p>
          </table:table-cell>
          <table:table-cell table:formula="of:=(1-EXP(-[.N$10]/[.$C28]))^[.N$10]" office:value-type="float" office:value="0.000118216374118926">
            <text:p>0.0001182164</text:p>
          </table:table-cell>
          <table:table-cell table:formula="of:=(1-EXP(-[.O$10]/[.$C28]))^[.O$10]" office:value-type="float" office:value="0.000111100599518255">
            <text:p>0.0001111006</text:p>
          </table:table-cell>
          <table:table-cell table:formula="of:=(1-EXP(-[.P$10]/[.$C28]))^[.P$10]" office:value-type="float" office:value="0.000108567609418091">
            <text:p>0.0001085676</text:p>
          </table:table-cell>
          <table:table-cell table:formula="of:=(1-EXP(-[.Q$10]/[.$C28]))^[.Q$10]" office:value-type="float" office:value="0.000109679758086997">
            <text:p>0.0001096798</text:p>
          </table:table-cell>
          <table:table-cell table:formula="of:=(1-EXP(-[.R$10]/[.$C28]))^[.R$10]" office:value-type="float" office:value="0.00011399626990126">
            <text:p>0.0001139963</text:p>
          </table:table-cell>
          <table:table-cell table:formula="of:=(1-EXP(-[.S$10]/[.$C28]))^[.S$10]" office:value-type="float" office:value="0.000121396547758572">
            <text:p>0.000121396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1-EXP(-[.D$10]/[.$C29]))^[.D$10]" office:value-type="float" office:value="0.048770575499286">
            <text:p>0.0487705755</text:p>
          </table:table-cell>
          <table:table-cell table:formula="of:=(1-EXP(-[.E$10]/[.$C29]))^[.E$10]" office:value-type="float" office:value="0.00905591700606272">
            <text:p>0.009055917</text:p>
          </table:table-cell>
          <table:table-cell table:formula="of:=(1-EXP(-[.F$10]/[.$C29]))^[.F$10]" office:value-type="float" office:value="0.00270258114820688">
            <text:p>0.0027025811</text:p>
          </table:table-cell>
          <table:table-cell table:formula="of:=(1-EXP(-[.G$10]/[.$C29]))^[.G$10]" office:value-type="float" office:value="0.00107968364302423">
            <text:p>0.0010796836</text:p>
          </table:table-cell>
          <table:table-cell table:formula="of:=(1-EXP(-[.H$10]/[.$C29]))^[.H$10]" office:value-type="float" office:value="0.000529563356184331">
            <text:p>0.0005295634</text:p>
          </table:table-cell>
          <table:table-cell table:formula="of:=(1-EXP(-[.I$10]/[.$C29]))^[.I$10]" office:value-type="float" office:value="0.00030312852214607">
            <text:p>0.0003031285</text:p>
          </table:table-cell>
          <table:table-cell table:formula="of:=(1-EXP(-[.J$10]/[.$C29]))^[.J$10]" office:value-type="float" office:value="0.000195869466550248">
            <text:p>0.0001958695</text:p>
          </table:table-cell>
          <table:table-cell table:formula="of:=(1-EXP(-[.K$10]/[.$C29]))^[.K$10]" office:value-type="float" office:value="0.00013955336951318">
            <text:p>0.0001395534</text:p>
          </table:table-cell>
          <table:table-cell table:formula="of:=(1-EXP(-[.L$10]/[.$C29]))^[.L$10]" office:value-type="float" office:value="0.000107743247392474">
            <text:p>0.0001077432</text:p>
          </table:table-cell>
          <table:table-cell table:formula="of:=(1-EXP(-[.M$10]/[.$C29]))^[.M$10]" office:value-type="float" office:value="0.000088942426068131">
            <text:p>8.8942426068131E-005</text:p>
          </table:table-cell>
          <table:table-cell table:formula="of:=(1-EXP(-[.N$10]/[.$C29]))^[.N$10]" office:value-type="float" office:value="0.0000776802893331609">
            <text:p>7.76802893331609E-005</text:p>
          </table:table-cell>
          <table:table-cell table:formula="of:=(1-EXP(-[.O$10]/[.$C29]))^[.O$10]" office:value-type="float" office:value="0.0000711696268208882">
            <text:p>7.11696268208882E-005</text:p>
          </table:table-cell>
          <table:table-cell table:formula="of:=(1-EXP(-[.P$10]/[.$C29]))^[.P$10]" office:value-type="float" office:value="0.0000679237952917489">
            <text:p>6.79237952917489E-005</text:p>
          </table:table-cell>
          <table:table-cell table:formula="of:=(1-EXP(-[.Q$10]/[.$C29]))^[.Q$10]" office:value-type="float" office:value="0.0000671370812926006">
            <text:p>6.71370812926006E-005</text:p>
          </table:table-cell>
          <table:table-cell table:formula="of:=(1-EXP(-[.R$10]/[.$C29]))^[.R$10]" office:value-type="float" office:value="0.0000683887667512759">
            <text:p>6.83887667512759E-005</text:p>
          </table:table-cell>
          <table:table-cell table:formula="of:=(1-EXP(-[.S$10]/[.$C29]))^[.S$10]" office:value-type="float" office:value="0.0000714950124226761">
            <text:p>0.00007149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(1-EXP(-[.D$10]/[.$C30]))^[.D$10]" office:value-type="float" office:value="0.0465030451665233">
            <text:p>0.0465030452</text:p>
          </table:table-cell>
          <table:table-cell table:formula="of:=(1-EXP(-[.E$10]/[.$C30]))^[.E$10]" office:value-type="float" office:value="0.0082525518708119">
            <text:p>0.0082525519</text:p>
          </table:table-cell>
          <table:table-cell table:formula="of:=(1-EXP(-[.F$10]/[.$C30]))^[.F$10]" office:value-type="float" office:value="0.00235912244425737">
            <text:p>0.0023591224</text:p>
          </table:table-cell>
          <table:table-cell table:style-name="ce3" table:formula="of:=(1-EXP(-[.G$10]/[.$C30]))^[.G$10]" office:value-type="float" office:value="0.000904779173381382">
            <text:p>0.0009047792</text:p>
          </table:table-cell>
          <table:table-cell table:formula="of:=(1-EXP(-[.H$10]/[.$C30]))^[.H$10]" office:value-type="float" office:value="0.000426944719216298">
            <text:p>0.0004269447</text:p>
          </table:table-cell>
          <table:table-cell table:formula="of:=(1-EXP(-[.I$10]/[.$C30]))^[.I$10]" office:value-type="float" office:value="0.000235611482527218">
            <text:p>0.0002356115</text:p>
          </table:table-cell>
          <table:table-cell table:formula="of:=(1-EXP(-[.J$10]/[.$C30]))^[.J$10]" office:value-type="float" office:value="0.000147073920948681">
            <text:p>0.0001470739</text:p>
          </table:table-cell>
          <table:table-cell table:formula="of:=(1-EXP(-[.K$10]/[.$C30]))^[.K$10]" office:value-type="float" office:value="0.000101430151845836">
            <text:p>0.0001014302</text:p>
          </table:table-cell>
          <table:table-cell table:formula="of:=(1-EXP(-[.L$10]/[.$C30]))^[.L$10]" office:value-type="float" office:value="0.0000759466270875523">
            <text:p>7.59466270875523E-005</text:p>
          </table:table-cell>
          <table:table-cell table:formula="of:=(1-EXP(-[.M$10]/[.$C30]))^[.M$10]" office:value-type="float" office:value="0.0000609155859614678">
            <text:p>6.09155859614678E-005</text:p>
          </table:table-cell>
          <table:table-cell table:formula="of:=(1-EXP(-[.N$10]/[.$C30]))^[.N$10]" office:value-type="float" office:value="0.000051786470587936">
            <text:p>5.1786470587936E-005</text:p>
          </table:table-cell>
          <table:table-cell table:formula="of:=(1-EXP(-[.O$10]/[.$C30]))^[.O$10]" office:value-type="float" office:value="0.0000462644112286531">
            <text:p>4.62644112286531E-005</text:p>
          </table:table-cell>
          <table:table-cell table:formula="of:=(1-EXP(-[.P$10]/[.$C30]))^[.P$10]" office:value-type="float" office:value="0.0000431278763527134">
            <text:p>4.31278763527134E-005</text:p>
          </table:table-cell>
          <table:table-cell table:formula="of:=(1-EXP(-[.Q$10]/[.$C30]))^[.Q$10]" office:value-type="float" office:value="0.0000417057135768707">
            <text:p>4.17057135768707E-005</text:p>
          </table:table-cell>
          <table:table-cell table:formula="of:=(1-EXP(-[.R$10]/[.$C30]))^[.R$10]" office:value-type="float" office:value="0.0000416298228705623">
            <text:p>4.16298228705623E-005</text:p>
          </table:table-cell>
          <table:table-cell table:formula="of:=(1-EXP(-[.S$10]/[.$C30]))^[.S$10]" office:value-type="float" office:value="0.0000427118849871057">
            <text:p>4.27118849871057E-00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(1-EXP(-[.D$10]/[.$C31]))^[.D$10]" office:value-type="float" office:value="0.0444369637317158">
            <text:p>0.0444369637</text:p>
          </table:table-cell>
          <table:table-cell table:formula="of:=(1-EXP(-[.E$10]/[.$C31]))^[.E$10]" office:value-type="float" office:value="0.00755148551065587">
            <text:p>0.0075514855</text:p>
          </table:table-cell>
          <table:table-cell table:formula="of:=(1-EXP(-[.F$10]/[.$C31]))^[.F$10]" office:value-type="float" office:value="0.00207143861805454">
            <text:p>0.0020714386</text:p>
          </table:table-cell>
          <table:table-cell table:formula="of:=(1-EXP(-[.G$10]/[.$C31]))^[.G$10]" office:value-type="float" office:value="0.000763864143137569">
            <text:p>0.0007638641</text:p>
          </table:table-cell>
          <table:table-cell table:formula="of:=(1-EXP(-[.H$10]/[.$C31]))^[.H$10]" office:value-type="float" office:value="0.000347256057698263">
            <text:p>0.0003472561</text:p>
          </table:table-cell>
          <table:table-cell table:formula="of:=(1-EXP(-[.I$10]/[.$C31]))^[.I$10]" office:value-type="float" office:value="0.00018497383156257">
            <text:p>0.0001849738</text:p>
          </table:table-cell>
          <table:table-cell table:formula="of:=(1-EXP(-[.J$10]/[.$C31]))^[.J$10]" office:value-type="float" office:value="0.000111659206020775">
            <text:p>0.0001116592</text:p>
          </table:table-cell>
          <table:table-cell table:formula="of:=(1-EXP(-[.K$10]/[.$C31]))^[.K$10]" office:value-type="float" office:value="0.00007460342941199">
            <text:p>7.460342941199E-005</text:p>
          </table:table-cell>
          <table:table-cell table:formula="of:=(1-EXP(-[.L$10]/[.$C31]))^[.L$10]" office:value-type="float" office:value="0.0000542125024663645">
            <text:p>5.42125024663645E-005</text:p>
          </table:table-cell>
          <table:table-cell table:formula="of:=(1-EXP(-[.M$10]/[.$C31]))^[.M$10]" office:value-type="float" office:value="0.000042273063929829">
            <text:p>4.2273063929829E-005</text:p>
          </table:table-cell>
          <table:table-cell table:formula="of:=(1-EXP(-[.N$10]/[.$C31]))^[.N$10]" office:value-type="float" office:value="0.0000349961177085854">
            <text:p>3.49961177085854E-005</text:p>
          </table:table-cell>
          <table:table-cell table:formula="of:=(1-EXP(-[.O$10]/[.$C31]))^[.O$10]" office:value-type="float" office:value="0.0000304945164172969">
            <text:p>3.04945164172969E-005</text:p>
          </table:table-cell>
          <table:table-cell table:formula="of:=(1-EXP(-[.P$10]/[.$C31]))^[.P$10]" office:value-type="float" office:value="0.0000277706465289615">
            <text:p>2.77706465289615E-005</text:p>
          </table:table-cell>
          <table:table-cell table:formula="of:=(1-EXP(-[.Q$10]/[.$C31]))^[.Q$10]" office:value-type="float" office:value="0.0000262747176539973">
            <text:p>2.62747176539973E-005</text:p>
          </table:table-cell>
          <table:table-cell table:formula="of:=(1-EXP(-[.R$10]/[.$C31]))^[.R$10]" office:value-type="float" office:value="0.0000256981908250402">
            <text:p>2.56981908250402E-005</text:p>
          </table:table-cell>
          <table:table-cell table:formula="of:=(1-EXP(-[.S$10]/[.$C31]))^[.S$10]" office:value-type="float" office:value="0.0000258715732356032">
            <text:p>2.58715732356032E-00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(1-EXP(-[.D$10]/[.$C32]))^[.D$10]" office:value-type="float" office:value="0.0425466319316191">
            <text:p>0.0425466319</text:p>
          </table:table-cell>
          <table:table-cell table:formula="of:=(1-EXP(-[.E$10]/[.$C32]))^[.E$10]" office:value-type="float" office:value="0.00693606607992513">
            <text:p>0.0069360661</text:p>
          </table:table-cell>
          <table:table-cell table:formula="of:=(1-EXP(-[.F$10]/[.$C32]))^[.F$10]" office:value-type="float" office:value="0.00182866039814311">
            <text:p>0.0018286604</text:p>
          </table:table-cell>
          <table:table-cell table:formula="of:=(1-EXP(-[.G$10]/[.$C32]))^[.G$10]" office:value-type="float" office:value="0.000649319401429129">
            <text:p>0.0006493194</text:p>
          </table:table-cell>
          <table:table-cell table:formula="of:=(1-EXP(-[.H$10]/[.$C32]))^[.H$10]" office:value-type="float" office:value="0.000284744567994607">
            <text:p>0.0002847446</text:p>
          </table:table-cell>
          <table:table-cell table:formula="of:=(1-EXP(-[.I$10]/[.$C32]))^[.I$10]" office:value-type="float" office:value="0.000146569098106761">
            <text:p>0.0001465691</text:p>
          </table:table-cell>
          <table:table-cell table:formula="of:=(1-EXP(-[.J$10]/[.$C32]))^[.J$10]" office:value-type="float" office:value="0.0000856440932347533">
            <text:p>8.56440932347533E-005</text:p>
          </table:table-cell>
          <table:table-cell table:formula="of:=(1-EXP(-[.K$10]/[.$C32]))^[.K$10]" office:value-type="float" office:value="0.0000554827353893171">
            <text:p>5.54827353893171E-005</text:p>
          </table:table-cell>
          <table:table-cell table:formula="of:=(1-EXP(-[.L$10]/[.$C32]))^[.L$10]" office:value-type="float" office:value="0.0000391562798981958">
            <text:p>3.91562798981958E-005</text:p>
          </table:table-cell>
          <table:table-cell table:formula="of:=(1-EXP(-[.M$10]/[.$C32]))^[.M$10]" office:value-type="float" office:value="0.0000297000147687967">
            <text:p>0.0000297</text:p>
          </table:table-cell>
          <table:table-cell table:formula="of:=(1-EXP(-[.N$10]/[.$C32]))^[.N$10]" office:value-type="float" office:value="0.0000239537398175925">
            <text:p>2.39537398175925E-005</text:p>
          </table:table-cell>
          <table:table-cell table:formula="of:=(1-EXP(-[.O$10]/[.$C32]))^[.O$10]" office:value-type="float" office:value="0.0000203651156977626">
            <text:p>2.03651156977626E-005</text:p>
          </table:table-cell>
          <table:table-cell table:formula="of:=(1-EXP(-[.P$10]/[.$C32]))^[.P$10]" office:value-type="float" office:value="0.0000181215640140401">
            <text:p>1.81215640140401E-005</text:p>
          </table:table-cell>
          <table:table-cell table:formula="of:=(1-EXP(-[.Q$10]/[.$C32]))^[.Q$10]" office:value-type="float" office:value="0.0000167767202059767">
            <text:p>1.67767202059767E-005</text:p>
          </table:table-cell>
          <table:table-cell table:formula="of:=(1-EXP(-[.R$10]/[.$C32]))^[.R$10]" office:value-type="float" office:value="0.0000160778385526973">
            <text:p>1.60778385526973E-005</text:p>
          </table:table-cell>
          <table:table-cell table:formula="of:=(1-EXP(-[.S$10]/[.$C32]))^[.S$10]" office:value-type="float" office:value="0.0000158811903743027">
            <text:p>1.58811903743027E-00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(1-EXP(-[.D$10]/[.$C33]))^[.D$10]" office:value-type="float" office:value="0.0408105428908618">
            <text:p>0.0408105429</text:p>
          </table:table-cell>
          <table:table-cell table:formula="of:=(1-EXP(-[.E$10]/[.$C33]))^[.E$10]" office:value-type="float" office:value="0.00639289563196757">
            <text:p>0.0063928956</text:p>
          </table:table-cell>
          <table:table-cell table:formula="of:=(1-EXP(-[.F$10]/[.$C33]))^[.F$10]" office:value-type="float" office:value="0.0016223626694562">
            <text:p>0.0016223627</text:p>
          </table:table-cell>
          <table:table-cell table:formula="of:=(1-EXP(-[.G$10]/[.$C33]))^[.G$10]" office:value-type="float" office:value="0.000555444062337538">
            <text:p>0.0005554441</text:p>
          </table:table-cell>
          <table:table-cell table:formula="of:=(1-EXP(-[.H$10]/[.$C33]))^[.H$10]" office:value-type="float" office:value="0.00023524713790236">
            <text:p>0.0002352471</text:p>
          </table:table-cell>
          <table:table-cell table:formula="of:=(1-EXP(-[.I$10]/[.$C33]))^[.I$10]" office:value-type="float" office:value="0.000117138999702053">
            <text:p>0.000117139</text:p>
          </table:table-cell>
          <table:table-cell table:formula="of:=(1-EXP(-[.J$10]/[.$C33]))^[.J$10]" office:value-type="float" office:value="0.0000663182956174984">
            <text:p>6.63182956174984E-005</text:p>
          </table:table-cell>
          <table:table-cell table:formula="of:=(1-EXP(-[.K$10]/[.$C33]))^[.K$10]" office:value-type="float" office:value="0.0000416908516200967">
            <text:p>4.16908516200967E-005</text:p>
          </table:table-cell>
          <table:table-cell table:formula="of:=(1-EXP(-[.L$10]/[.$C33]))^[.L$10]" office:value-type="float" office:value="0.0000285946602355208">
            <text:p>2.85946602355208E-005</text:p>
          </table:table-cell>
          <table:table-cell table:formula="of:=(1-EXP(-[.M$10]/[.$C33]))^[.M$10]" office:value-type="float" office:value="0.0000211095056949616">
            <text:p>2.11095056949616E-005</text:p>
          </table:table-cell>
          <table:table-cell table:formula="of:=(1-EXP(-[.N$10]/[.$C33]))^[.N$10]" office:value-type="float" office:value="0.0000165940953649889">
            <text:p>1.65940953649889E-005</text:p>
          </table:table-cell>
          <table:table-cell table:formula="of:=(1-EXP(-[.O$10]/[.$C33]))^[.O$10]" office:value-type="float" office:value="0.0000137698993474161">
            <text:p>1.37698993474161E-005</text:p>
          </table:table-cell>
          <table:table-cell table:formula="of:=(1-EXP(-[.P$10]/[.$C33]))^[.P$10]" office:value-type="float" office:value="0.0000119754509779576">
            <text:p>1.19754509779576E-005</text:p>
          </table:table-cell>
          <table:table-cell table:formula="of:=(1-EXP(-[.Q$10]/[.$C33]))^[.Q$10]" office:value-type="float" office:value="0.0000108499637894726">
            <text:p>0.00001085</text:p>
          </table:table-cell>
          <table:table-cell table:formula="of:=(1-EXP(-[.R$10]/[.$C33]))^[.R$10]" office:value-type="float" office:value="0.0000101889816650453">
            <text:p>0.000010189</text:p>
          </table:table-cell>
          <table:table-cell table:formula="of:=(1-EXP(-[.S$10]/[.$C33]))^[.S$10]" office:value-type="float" office:value="0.00000987436569513721">
            <text:p>9.87436569513721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1-EXP(-[.D$10]/[.$C34]))^[.D$10]" office:value-type="float" office:value="0.0392105608476768">
            <text:p>0.0392105608</text:p>
          </table:table-cell>
          <table:table-cell table:formula="of:=(1-EXP(-[.E$10]/[.$C34]))^[.E$10]" office:value-type="float" office:value="0.00591109619293978">
            <text:p>0.0059110962</text:p>
          </table:table-cell>
          <table:table-cell table:formula="of:=(1-EXP(-[.F$10]/[.$C34]))^[.F$10]" office:value-type="float" office:value="0.00144594697715663">
            <text:p>0.001445947</text:p>
          </table:table-cell>
          <table:table-cell table:formula="of:=(1-EXP(-[.G$10]/[.$C34]))^[.G$10]" office:value-type="float" office:value="0.000477923395785341">
            <text:p>0.0004779234</text:p>
          </table:table-cell>
          <table:table-cell table:formula="of:=(1-EXP(-[.H$10]/[.$C34]))^[.H$10]" office:value-type="float" office:value="0.000195713440885024">
            <text:p>0.0001957134</text:p>
          </table:table-cell>
          <table:table-cell table:formula="of:=(1-EXP(-[.I$10]/[.$C34]))^[.I$10]" office:value-type="float" office:value="0.0000943683289488552">
            <text:p>9.43683289488552E-005</text:p>
          </table:table-cell>
          <table:table-cell table:formula="of:=(1-EXP(-[.J$10]/[.$C34]))^[.J$10]" office:value-type="float" office:value="0.0000518110047156156">
            <text:p>0.000051811</text:p>
          </table:table-cell>
          <table:table-cell table:formula="of:=(1-EXP(-[.K$10]/[.$C34]))^[.K$10]" office:value-type="float" office:value="0.0000316310915263076">
            <text:p>3.16310915263076E-005</text:p>
          </table:table-cell>
          <table:table-cell table:formula="of:=(1-EXP(-[.L$10]/[.$C34]))^[.L$10]" office:value-type="float" office:value="0.0000210983945495903">
            <text:p>2.10983945495903E-005</text:p>
          </table:table-cell>
          <table:table-cell table:formula="of:=(1-EXP(-[.M$10]/[.$C34]))^[.M$10]" office:value-type="float" office:value="0.0000151678983225982">
            <text:p>1.51678983225982E-005</text:p>
          </table:table-cell>
          <table:table-cell table:formula="of:=(1-EXP(-[.N$10]/[.$C34]))^[.N$10]" office:value-type="float" office:value="0.0000116268270000135">
            <text:p>1.16268270000135E-005</text:p>
          </table:table-cell>
          <table:table-cell table:formula="of:=(1-EXP(-[.O$10]/[.$C34]))^[.O$10]" office:value-type="float" office:value="0.00000942023540720418">
            <text:p>9.42023540720418E-006</text:p>
          </table:table-cell>
          <table:table-cell table:formula="of:=(1-EXP(-[.P$10]/[.$C34]))^[.P$10]" office:value-type="float" office:value="0.00000800930923492278">
            <text:p>8.00930923492278E-006</text:p>
          </table:table-cell>
          <table:table-cell table:formula="of:=(1-EXP(-[.Q$10]/[.$C34]))^[.Q$10]" office:value-type="float" office:value="0.00000710294337343037">
            <text:p>7.10294337343037E-006</text:p>
          </table:table-cell>
          <table:table-cell table:formula="of:=(1-EXP(-[.R$10]/[.$C34]))^[.R$10]" office:value-type="float" office:value="0.00000653684761214013">
            <text:p>6.53684761214013E-006</text:p>
          </table:table-cell>
          <table:table-cell table:formula="of:=(1-EXP(-[.S$10]/[.$C34]))^[.S$10]" office:value-type="float" office:value="0.00000621557058692085">
            <text:p>6.21557058692085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(1-EXP(-[.D$10]/[.$C35]))^[.D$10]" office:value-type="float" office:value="0.0377312856367428">
            <text:p>0.0377312856</text:p>
          </table:table-cell>
          <table:table-cell table:formula="of:=(1-EXP(-[.E$10]/[.$C35]))^[.E$10]" office:value-type="float" office:value="0.00548176187580931">
            <text:p>0.0054817619</text:p>
          </table:table-cell>
          <table:table-cell table:formula="of:=(1-EXP(-[.F$10]/[.$C35]))^[.F$10]" office:value-type="float" office:value="0.00129419596312317">
            <text:p>0.001294196</text:p>
          </table:table-cell>
          <table:table-cell table:formula="of:=(1-EXP(-[.G$10]/[.$C35]))^[.G$10]" office:value-type="float" office:value="0.000413457007996945">
            <text:p>0.000413457</text:p>
          </table:table-cell>
          <table:table-cell table:formula="of:=(1-EXP(-[.H$10]/[.$C35]))^[.H$10]" office:value-type="float" office:value="0.000163882623514423">
            <text:p>0.0001638826</text:p>
          </table:table-cell>
          <table:table-cell table:formula="of:=(1-EXP(-[.I$10]/[.$C35]))^[.I$10]" office:value-type="float" office:value="0.000076591657350845">
            <text:p>7.6591657350845E-005</text:p>
          </table:table-cell>
          <table:table-cell table:formula="of:=(1-EXP(-[.J$10]/[.$C35]))^[.J$10]" office:value-type="float" office:value="0.000040814071265495">
            <text:p>4.0814071265495E-005</text:p>
          </table:table-cell>
          <table:table-cell table:formula="of:=(1-EXP(-[.K$10]/[.$C35]))^[.K$10]" office:value-type="float" office:value="0.0000242165111935271">
            <text:p>2.42165111935271E-005</text:p>
          </table:table-cell>
          <table:table-cell table:formula="of:=(1-EXP(-[.L$10]/[.$C35]))^[.L$10]" office:value-type="float" office:value="0.0000157188283886284">
            <text:p>1.57188283886284E-005</text:p>
          </table:table-cell>
          <table:table-cell table:formula="of:=(1-EXP(-[.M$10]/[.$C35]))^[.M$10]" office:value-type="float" office:value="0.0000110108424081105">
            <text:p>1.10108424081105E-005</text:p>
          </table:table-cell>
          <table:table-cell table:formula="of:=(1-EXP(-[.N$10]/[.$C35]))^[.N$10]" office:value-type="float" office:value="0.00000823415291223264">
            <text:p>8.23415291223264E-006</text:p>
          </table:table-cell>
          <table:table-cell table:formula="of:=(1-EXP(-[.O$10]/[.$C35]))^[.O$10]" office:value-type="float" office:value="0.00000651639672352541">
            <text:p>6.51639672352541E-006</text:p>
          </table:table-cell>
          <table:table-cell table:formula="of:=(1-EXP(-[.P$10]/[.$C35]))^[.P$10]" office:value-type="float" office:value="0.00000541803321205126">
            <text:p>0.000005418</text:p>
          </table:table-cell>
          <table:table-cell table:formula="of:=(1-EXP(-[.Q$10]/[.$C35]))^[.Q$10]" office:value-type="float" office:value="0.00000470420240934522">
            <text:p>4.70420240934522E-006</text:p>
          </table:table-cell>
          <table:table-cell table:formula="of:=(1-EXP(-[.R$10]/[.$C35]))^[.R$10]" office:value-type="float" office:value="0.00000424330994376244">
            <text:p>4.24330994376244E-006</text:p>
          </table:table-cell>
          <table:table-cell table:formula="of:=(1-EXP(-[.S$10]/[.$C35]))^[.S$10]" office:value-type="float" office:value="0.00000395896285577279">
            <text:p>0.000003959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(1-EXP(-[.D$10]/[.$C36]))^[.D$10]" office:value-type="float" office:value="0.0363595556987137">
            <text:p>0.0363595557</text:p>
          </table:table-cell>
          <table:table-cell table:formula="of:=(1-EXP(-[.E$10]/[.$C36]))^[.E$10]" office:value-type="float" office:value="0.00509754504689807">
            <text:p>0.005097545</text:p>
          </table:table-cell>
          <table:table-cell table:formula="of:=(1-EXP(-[.F$10]/[.$C36]))^[.F$10]" office:value-type="float" office:value="0.00116294773352555">
            <text:p>0.0011629477</text:p>
          </table:table-cell>
          <table:table-cell table:formula="of:=(1-EXP(-[.G$10]/[.$C36]))^[.G$10]" office:value-type="float" office:value="0.000359495461387245">
            <text:p>0.0003594955</text:p>
          </table:table-cell>
          <table:table-cell table:formula="of:=(1-EXP(-[.H$10]/[.$C36]))^[.H$10]" office:value-type="float" office:value="0.000138060953087401">
            <text:p>0.000138061</text:p>
          </table:table-cell>
          <table:table-cell table:formula="of:=(1-EXP(-[.I$10]/[.$C36]))^[.I$10]" office:value-type="float" office:value="0.0000625971727347604">
            <text:p>6.25971727347604E-005</text:p>
          </table:table-cell>
          <table:table-cell table:formula="of:=(1-EXP(-[.J$10]/[.$C36]))^[.J$10]" office:value-type="float" office:value="0.0000324016595971161">
            <text:p>3.24016595971161E-005</text:p>
          </table:table-cell>
          <table:table-cell table:formula="of:=(1-EXP(-[.K$10]/[.$C36]))^[.K$10]" office:value-type="float" office:value="0.0000186977880432156">
            <text:p>1.86977880432156E-005</text:p>
          </table:table-cell>
          <table:table-cell table:formula="of:=(1-EXP(-[.L$10]/[.$C36]))^[.L$10]" office:value-type="float" office:value="0.0000118180510698114">
            <text:p>1.18180510698114E-005</text:p>
          </table:table-cell>
          <table:table-cell table:formula="of:=(1-EXP(-[.M$10]/[.$C36]))^[.M$10]" office:value-type="float" office:value="0.00000807063126807737">
            <text:p>8.07063126807737E-006</text:p>
          </table:table-cell>
          <table:table-cell table:formula="of:=(1-EXP(-[.N$10]/[.$C36]))^[.N$10]" office:value-type="float" office:value="0.00000589074146644435">
            <text:p>5.89074146644435E-006</text:p>
          </table:table-cell>
          <table:table-cell table:formula="of:=(1-EXP(-[.O$10]/[.$C36]))^[.O$10]" office:value-type="float" office:value="0.00000455526934106006">
            <text:p>4.55526934106006E-006</text:p>
          </table:table-cell>
          <table:table-cell table:formula="of:=(1-EXP(-[.P$10]/[.$C36]))^[.P$10]" office:value-type="float" office:value="0.00000370496264859944">
            <text:p>0.000003705</text:p>
          </table:table-cell>
          <table:table-cell table:formula="of:=(1-EXP(-[.Q$10]/[.$C36]))^[.Q$10]" office:value-type="float" office:value="0.00000315016038231558">
            <text:p>3.15016038231558E-006</text:p>
          </table:table-cell>
          <table:table-cell table:formula="of:=(1-EXP(-[.R$10]/[.$C36]))^[.R$10]" office:value-type="float" office:value="0.00000278556694578301">
            <text:p>2.78556694578301E-006</text:p>
          </table:table-cell>
          <table:table-cell table:formula="of:=(1-EXP(-[.S$10]/[.$C36]))^[.S$10]" office:value-type="float" office:value="0.0000025503455688527">
            <text:p>2.5503455688527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(1-EXP(-[.D$10]/[.$C37]))^[.D$10]" office:value-type="float" office:value="0.0350840556276299">
            <text:p>0.0350840556</text:p>
          </table:table-cell>
          <table:table-cell table:formula="of:=(1-EXP(-[.E$10]/[.$C37]))^[.E$10]" office:value-type="float" office:value="0.0047523403421361">
            <text:p>0.0047523403</text:p>
          </table:table-cell>
          <table:table-cell table:formula="of:=(1-EXP(-[.F$10]/[.$C37]))^[.F$10]" office:value-type="float" office:value="0.00104885504982278">
            <text:p>0.001048855</text:p>
          </table:table-cell>
          <table:table-cell table:formula="of:=(1-EXP(-[.G$10]/[.$C37]))^[.G$10]" office:value-type="float" office:value="0.000314051334526027">
            <text:p>0.0003140513</text:p>
          </table:table-cell>
          <table:table-cell table:formula="of:=(1-EXP(-[.H$10]/[.$C37]))^[.H$10]" office:value-type="float" office:value="0.000116966844665161">
            <text:p>0.0001169668</text:p>
          </table:table-cell>
          <table:table-cell table:formula="of:=(1-EXP(-[.I$10]/[.$C37]))^[.I$10]" office:value-type="float" office:value="0.000051493643442918">
            <text:p>5.1493643442918E-005</text:p>
          </table:table-cell>
          <table:table-cell table:formula="of:=(1-EXP(-[.J$10]/[.$C37]))^[.J$10]" office:value-type="float" office:value="0.000025911055005893">
            <text:p>2.5911055005893E-005</text:p>
          </table:table-cell>
          <table:table-cell table:formula="of:=(1-EXP(-[.K$10]/[.$C37]))^[.K$10]" office:value-type="float" office:value="0.0000145521982494349">
            <text:p>1.45521982494349E-005</text:p>
          </table:table-cell>
          <table:table-cell table:formula="of:=(1-EXP(-[.L$10]/[.$C37]))^[.L$10]" office:value-type="float" office:value="0.00000896181623244338">
            <text:p>8.96181623244338E-006</text:p>
          </table:table-cell>
          <table:table-cell table:formula="of:=(1-EXP(-[.M$10]/[.$C37]))^[.M$10]" office:value-type="float" office:value="0.00000596967198819933">
            <text:p>5.96967198819933E-006</text:p>
          </table:table-cell>
          <table:table-cell table:formula="of:=(1-EXP(-[.N$10]/[.$C37]))^[.N$10]" office:value-type="float" office:value="0.00000425477369479825">
            <text:p>4.25477369479825E-006</text:p>
          </table:table-cell>
          <table:table-cell table:formula="of:=(1-EXP(-[.O$10]/[.$C37]))^[.O$10]" office:value-type="float" office:value="0.00000321621190035834">
            <text:p>3.21621190035834E-006</text:p>
          </table:table-cell>
          <table:table-cell table:formula="of:=(1-EXP(-[.P$10]/[.$C37]))^[.P$10]" office:value-type="float" office:value="0.00000255969914290477">
            <text:p>2.55969914290477E-006</text:p>
          </table:table-cell>
          <table:table-cell table:formula="of:=(1-EXP(-[.Q$10]/[.$C37]))^[.Q$10]" office:value-type="float" office:value="0.00000213182995360085">
            <text:p>2.13182995360085E-006</text:p>
          </table:table-cell>
          <table:table-cell table:formula="of:=(1-EXP(-[.R$10]/[.$C37]))^[.R$10]" office:value-type="float" office:value="0.00000184832601083872">
            <text:p>1.84832601083872E-006</text:p>
          </table:table-cell>
          <table:table-cell table:formula="of:=(1-EXP(-[.S$10]/[.$C37]))^[.S$10]" office:value-type="float" office:value="0.00000166084608135765">
            <text:p>1.66084608135765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(1-EXP(-[.D$10]/[.$C38]))^[.D$10]" office:value-type="float" office:value="0.0338950034744035">
            <text:p>0.0338950035</text:p>
          </table:table-cell>
          <table:table-cell table:formula="of:=(1-EXP(-[.E$10]/[.$C38]))^[.E$10]" office:value-type="float" office:value="0.00444104096582338">
            <text:p>0.004441041</text:p>
          </table:table-cell>
          <table:table-cell table:style-name="ce3" table:formula="of:=(1-EXP(-[.F$10]/[.$C38]))^[.F$10]" office:value-type="float" office:value="0.000949205286681136">
            <text:p>0.0009492053</text:p>
          </table:table-cell>
          <table:table-cell table:formula="of:=(1-EXP(-[.G$10]/[.$C38]))^[.G$10]" office:value-type="float" office:value="0.000275562080108462">
            <text:p>0.0002755621</text:p>
          </table:table-cell>
          <table:table-cell table:formula="of:=(1-EXP(-[.H$10]/[.$C38]))^[.H$10]" office:value-type="float" office:value="0.0000996214973554166">
            <text:p>9.96214973554166E-005</text:p>
          </table:table-cell>
          <table:table-cell table:formula="of:=(1-EXP(-[.I$10]/[.$C38]))^[.I$10]" office:value-type="float" office:value="0.0000426190130390066">
            <text:p>0.000042619</text:p>
          </table:table-cell>
          <table:table-cell table:formula="of:=(1-EXP(-[.J$10]/[.$C38]))^[.J$10]" office:value-type="float" office:value="0.0000208628198503085">
            <text:p>2.08628198503085E-005</text:p>
          </table:table-cell>
          <table:table-cell table:formula="of:=(1-EXP(-[.K$10]/[.$C38]))^[.K$10]" office:value-type="float" office:value="0.0000114110083641249">
            <text:p>0.000011411</text:p>
          </table:table-cell>
          <table:table-cell table:formula="of:=(1-EXP(-[.L$10]/[.$C38]))^[.L$10]" office:value-type="float" office:value="0.00000685108019512025">
            <text:p>6.85108019512025E-006</text:p>
          </table:table-cell>
          <table:table-cell table:formula="of:=(1-EXP(-[.M$10]/[.$C38]))^[.M$10]" office:value-type="float" office:value="0.00000445381240815115">
            <text:p>4.45381240815115E-006</text:p>
          </table:table-cell>
          <table:table-cell table:formula="of:=(1-EXP(-[.N$10]/[.$C38]))^[.N$10]" office:value-type="float" office:value="0.00000310111576160642">
            <text:p>3.10111576160642E-006</text:p>
          </table:table-cell>
          <table:table-cell table:formula="of:=(1-EXP(-[.O$10]/[.$C38]))^[.O$10]" office:value-type="float" office:value="0.00000229233812991967">
            <text:p>2.29233812991967E-006</text:p>
          </table:table-cell>
          <table:table-cell table:formula="of:=(1-EXP(-[.P$10]/[.$C38]))^[.P$10]" office:value-type="float" office:value="0.00000178582448811428">
            <text:p>1.78582448811428E-006</text:p>
          </table:table-cell>
          <table:table-cell table:formula="of:=(1-EXP(-[.Q$10]/[.$C38]))^[.Q$10]" office:value-type="float" office:value="0.00000145724463405437">
            <text:p>1.45724463405437E-006</text:p>
          </table:table-cell>
          <table:table-cell table:formula="of:=(1-EXP(-[.R$10]/[.$C38]))^[.R$10]" office:value-type="float" office:value="0.00000123906394490924">
            <text:p>1.23906394490924E-006</text:p>
          </table:table-cell>
          <table:table-cell table:formula="of:=(1-EXP(-[.S$10]/[.$C38]))^[.S$10]" office:value-type="float" office:value="0.00000109288877995582">
            <text:p>1.09288877995582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1-EXP(-[.D$10]/[.$C39]))^[.D$10]" office:value-type="float" office:value="0.0327838995179941">
            <text:p>0.0327838995</text:p>
          </table:table-cell>
          <table:table-cell table:formula="of:=(1-EXP(-[.E$10]/[.$C39]))^[.E$10]" office:value-type="float" office:value="0.00415934897971197">
            <text:p>0.004159349</text:p>
          </table:table-cell>
          <table:table-cell table:formula="of:=(1-EXP(-[.F$10]/[.$C39]))^[.F$10]" office:value-type="float" office:value="0.000861784444348992">
            <text:p>0.0008617844</text:p>
          </table:table-cell>
          <table:table-cell table:formula="of:=(1-EXP(-[.G$10]/[.$C39]))^[.G$10]" office:value-type="float" office:value="0.000242789383576916">
            <text:p>0.0002427894</text:p>
          </table:table-cell>
          <table:table-cell table:formula="of:=(1-EXP(-[.H$10]/[.$C39]))^[.H$10]" office:value-type="float" office:value="0.000085270814369809">
            <text:p>8.5270814369809E-005</text:p>
          </table:table-cell>
          <table:table-cell table:formula="of:=(1-EXP(-[.I$10]/[.$C39]))^[.I$10]" office:value-type="float" office:value="0.0000354768280417451">
            <text:p>3.54768280417451E-005</text:p>
          </table:table-cell>
          <table:table-cell table:formula="of:=(1-EXP(-[.J$10]/[.$C39]))^[.J$10]" office:value-type="float" office:value="0.0000169066273213757">
            <text:p>1.69066273213757E-005</text:p>
          </table:table-cell>
          <table:table-cell table:formula="of:=(1-EXP(-[.K$10]/[.$C39]))^[.K$10]" office:value-type="float" office:value="0.00000901136757596043">
            <text:p>9.01136757596043E-006</text:p>
          </table:table-cell>
          <table:table-cell table:formula="of:=(1-EXP(-[.L$10]/[.$C39]))^[.L$10]" office:value-type="float" office:value="0.0000052776453543278">
            <text:p>5.2776453543278E-006</text:p>
          </table:table-cell>
          <table:table-cell table:formula="of:=(1-EXP(-[.M$10]/[.$C39]))^[.M$10]" office:value-type="float" office:value="0.00000335004744833147">
            <text:p>0.00000335</text:p>
          </table:table-cell>
          <table:table-cell table:formula="of:=(1-EXP(-[.N$10]/[.$C39]))^[.N$10]" office:value-type="float" office:value="0.00000227976455774607">
            <text:p>2.27976455774607E-006</text:p>
          </table:table-cell>
          <table:table-cell table:formula="of:=(1-EXP(-[.O$10]/[.$C39]))^[.O$10]" office:value-type="float" office:value="0.00000164858175999074">
            <text:p>1.64858175999074E-006</text:p>
          </table:table-cell>
          <table:table-cell table:formula="of:=(1-EXP(-[.P$10]/[.$C39]))^[.P$10]" office:value-type="float" office:value="0.0000012575606474727">
            <text:p>1.2575606474727E-006</text:p>
          </table:table-cell>
          <table:table-cell table:formula="of:=(1-EXP(-[.Q$10]/[.$C39]))^[.Q$10]" office:value-type="float" office:value="0.00000100570666603442">
            <text:p>1.00570666603442E-006</text:p>
          </table:table-cell>
          <table:table-cell table:formula="of:=(1-EXP(-[.R$10]/[.$C39]))^[.R$10]" office:value-type="float" office:value="0.000000838809725448174">
            <text:p>8.38809725448174E-007</text:p>
          </table:table-cell>
          <table:table-cell table:formula="of:=(1-EXP(-[.S$10]/[.$C39]))^[.S$10]" office:value-type="float" office:value="0.000000726357832324845">
            <text:p>7.26357832324845E-00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(1-EXP(-[.D$10]/[.$C40]))^[.D$10]" office:value-type="float" office:value="0.0317433228560895">
            <text:p>0.0317433229</text:p>
          </table:table-cell>
          <table:table-cell table:formula="of:=(1-EXP(-[.E$10]/[.$C40]))^[.E$10]" office:value-type="float" office:value="0.0039036263364782">
            <text:p>0.0039036263</text:p>
          </table:table-cell>
          <table:table-cell table:formula="of:=(1-EXP(-[.F$10]/[.$C40]))^[.F$10]" office:value-type="float" office:value="0.000784773455497585">
            <text:p>0.0007847735</text:p>
          </table:table-cell>
          <table:table-cell table:formula="of:=(1-EXP(-[.G$10]/[.$C40]))^[.G$10]" office:value-type="float" office:value="0.000214744547541337">
            <text:p>0.0002147445</text:p>
          </table:table-cell>
          <table:table-cell table:formula="of:=(1-EXP(-[.H$10]/[.$C40]))^[.H$10]" office:value-type="float" office:value="0.0000733290479194973">
            <text:p>0.000073329</text:p>
          </table:table-cell>
          <table:table-cell table:formula="of:=(1-EXP(-[.I$10]/[.$C40]))^[.I$10]" office:value-type="float" office:value="0.0000296915147938312">
            <text:p>2.96915147938312E-005</text:p>
          </table:table-cell>
          <table:table-cell table:formula="of:=(1-EXP(-[.J$10]/[.$C40]))^[.J$10]" office:value-type="float" office:value="0.0000137840749523609">
            <text:p>1.37840749523609E-005</text:p>
          </table:table-cell>
          <table:table-cell table:formula="of:=(1-EXP(-[.K$10]/[.$C40]))^[.K$10]" office:value-type="float" office:value="0.0000071640393876161">
            <text:p>0.000007164</text:p>
          </table:table-cell>
          <table:table-cell table:formula="of:=(1-EXP(-[.L$10]/[.$C40]))^[.L$10]" office:value-type="float" office:value="0.00000409505779046211">
            <text:p>4.09505779046211E-006</text:p>
          </table:table-cell>
          <table:table-cell table:formula="of:=(1-EXP(-[.M$10]/[.$C40]))^[.M$10]" office:value-type="float" office:value="0.0000025393453083044">
            <text:p>2.5393453083044E-006</text:p>
          </table:table-cell>
          <table:table-cell table:formula="of:=(1-EXP(-[.N$10]/[.$C40]))^[.N$10]" office:value-type="float" office:value="0.00000168967289883595">
            <text:p>1.68967289883595E-006</text:p>
          </table:table-cell>
          <table:table-cell table:formula="of:=(1-EXP(-[.O$10]/[.$C40]))^[.O$10]" office:value-type="float" office:value="0.00000119577185379502">
            <text:p>1.19577185379502E-006</text:p>
          </table:table-cell>
          <table:table-cell table:formula="of:=(1-EXP(-[.P$10]/[.$C40]))^[.P$10]" office:value-type="float" office:value="0.000000893445058085089">
            <text:p>8.93445058085089E-007</text:p>
          </table:table-cell>
          <table:table-cell table:formula="of:=(1-EXP(-[.Q$10]/[.$C40]))^[.Q$10]" office:value-type="float" office:value="0.000000700454213349582">
            <text:p>7.00454213349582E-007</text:p>
          </table:table-cell>
          <table:table-cell table:formula="of:=(1-EXP(-[.R$10]/[.$C40]))^[.R$10]" office:value-type="float" office:value="0.000000573195028834737">
            <text:p>5.73195028834737E-007</text:p>
          </table:table-cell>
          <table:table-cell table:formula="of:=(1-EXP(-[.S$10]/[.$C40]))^[.S$10]" office:value-type="float" office:value="0.000000487386804219912">
            <text:p>4.87386804219912E-00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(1-EXP(-[.D$10]/[.$C41]))^[.D$10]" office:value-type="float" office:value="0.0307667655236559">
            <text:p>0.0307667655</text:p>
          </table:table-cell>
          <table:table-cell table:formula="of:=(1-EXP(-[.E$10]/[.$C41]))^[.E$10]" office:value-type="float" office:value="0.00367077695764383">
            <text:p>0.003670777</text:p>
          </table:table-cell>
          <table:table-cell table:formula="of:=(1-EXP(-[.F$10]/[.$C41]))^[.F$10]" office:value-type="float" office:value="0.000716668412091307">
            <text:p>0.0007166684</text:p>
          </table:table-cell>
          <table:table-cell table:formula="of:=(1-EXP(-[.G$10]/[.$C41]))^[.G$10]" office:value-type="float" office:value="0.000190632638792227">
            <text:p>0.0001906326</text:p>
          </table:table-cell>
          <table:table-cell table:formula="of:=(1-EXP(-[.H$10]/[.$C41]))^[.H$10]" office:value-type="float" office:value="0.0000633377067309552">
            <text:p>6.33377067309552E-005</text:p>
          </table:table-cell>
          <table:table-cell table:formula="of:=(1-EXP(-[.I$10]/[.$C41]))^[.I$10]" office:value-type="float" office:value="0.0000249765764971022">
            <text:p>2.49765764971022E-005</text:p>
          </table:table-cell>
          <table:table-cell table:formula="of:=(1-EXP(-[.J$10]/[.$C41]))^[.J$10]" office:value-type="float" office:value="0.0000113028671801229">
            <text:p>1.13028671801229E-005</text:p>
          </table:table-cell>
          <table:table-cell table:formula="of:=(1-EXP(-[.K$10]/[.$C41]))^[.K$10]" office:value-type="float" office:value="0.00000573150507709729">
            <text:p>5.73150507709729E-006</text:p>
          </table:table-cell>
          <table:table-cell table:formula="of:=(1-EXP(-[.L$10]/[.$C41]))^[.L$10]" office:value-type="float" office:value="0.00000319928448363889">
            <text:p>3.19928448363889E-006</text:p>
          </table:table-cell>
          <table:table-cell table:formula="of:=(1-EXP(-[.M$10]/[.$C41]))^[.M$10]" office:value-type="float" office:value="0.00000193897503622944">
            <text:p>0.000001939</text:p>
          </table:table-cell>
          <table:table-cell table:formula="of:=(1-EXP(-[.N$10]/[.$C41]))^[.N$10]" office:value-type="float" office:value="0.00000126205825823087">
            <text:p>1.26205825823087E-006</text:p>
          </table:table-cell>
          <table:table-cell table:formula="of:=(1-EXP(-[.O$10]/[.$C41]))^[.O$10]" office:value-type="float" office:value="0.000000874406251913931">
            <text:p>8.74406251913931E-007</text:p>
          </table:table-cell>
          <table:table-cell table:formula="of:=(1-EXP(-[.P$10]/[.$C41]))^[.P$10]" office:value-type="float" office:value="0.000000640141521131676">
            <text:p>6.40141521131676E-007</text:p>
          </table:table-cell>
          <table:table-cell table:formula="of:=(1-EXP(-[.Q$10]/[.$C41]))^[.Q$10]" office:value-type="float" office:value="0.000000492129505277762">
            <text:p>4.92129505277762E-007</text:p>
          </table:table-cell>
          <table:table-cell table:formula="of:=(1-EXP(-[.R$10]/[.$C41]))^[.R$10]" office:value-type="float" office:value="0.000000395216544798678">
            <text:p>3.95216544798678E-007</text:p>
          </table:table-cell>
          <table:table-cell table:formula="of:=(1-EXP(-[.S$10]/[.$C41]))^[.S$10]" office:value-type="float" office:value="0.00000033004590929872">
            <text:p>0.00000033</text:p>
          </table:table-cell>
          <table:table-cell table:number-columns-repeated="100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10/28/2020</text:date>, <text:time>20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0-10-28T19:25:00.29</meta:creation-date>
    <dc:date>2020-10-28T20:15:05.91</dc:date>
    <dc:creator>Mark Lehr</dc:creator>
    <meta:editing-duration>PT34M55S</meta:editing-duration>
    <meta:editing-cycles>2</meta:editing-cycles>
    <meta:generator>OpenOffice/4.1.6$Win32 OpenOffice.org_project/416m1$Build-9790</meta:generator>
    <meta:document-statistic meta:table-count="2" meta:cell-count="8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68cm" svg:height="15.41cm" xlink:href=".." xlink:type="simple" chart:class="chart:scatter" chart:style-name="ch1">
        <chart:title svg:x="11.635cm" svg:y="0.772cm" chart:style-name="ch2">
          <text:p>Hashing Example</text:p>
        </chart:title>
        <chart:subtitle svg:x="11.682cm" svg:y="1.531cm" chart:style-name="ch3">
          <text:p>Birthday Problem</text:p>
        </chart:subtitle>
        <chart:legend chart:legend-position="end" svg:x="20.653cm" svg:y="6.607cm" style:legend-expansion="high" chart:style-name="ch4"/>
        <chart:plot-area chart:style-name="ch5" table:cell-range-address="BirthdayProblem.C11:BirthdayProblem.C70 BirthdayProblem.E8:BirthdayProblem.H70" chart:data-source-has-labels="row" svg:x="1.567cm" svg:y="2.83cm" svg:width="18.028cm" svg:height="11.264cm">
          <chartooo:coordinate-region svg:x="2.294cm" svg:y="3.043cm" svg:width="17.114cm" svg:height="10.378cm"/>
          <chart:axis chart:dimension="x" chart:name="primary-x" chart:style-name="ch6">
            <chart:title svg:x="8.447cm" svg:y="14.403cm" chart:style-name="ch7">
              <text:p>Number of Hashes/Students</text:p>
            </chart:title>
            <chart:grid chart:style-name="ch8" chart:class="major"/>
          </chart:axis>
          <chart:axis chart:dimension="y" chart:name="primary-y" chart:style-name="ch6">
            <chart:title svg:x="0.451cm" svg:y="10.967cm" chart:style-name="ch9">
              <text:p>Probability(Collision/No Collision)</text:p>
            </chart:title>
            <chart:grid chart:style-name="ch8" chart:class="major"/>
          </chart:axis>
          <chart:series chart:style-name="ch10" chart:values-cell-range-address="BirthdayProblem.E11:BirthdayProblem.E70" chart:label-cell-address="BirthdayProblem.E8:BirthdayProblem.E10" chart:class="chart:scatter">
            <chart:domain table:cell-range-address="BirthdayProblem.C11:BirthdayProblem.C70"/>
            <chart:data-point chart:repeated="60"/>
          </chart:series>
          <chart:series chart:style-name="ch11" chart:values-cell-range-address="BirthdayProblem.F11:BirthdayProblem.F70" chart:label-cell-address="BirthdayProblem.F8:BirthdayProblem.F10" chart:class="chart:scatter">
            <chart:data-point chart:repeated="60"/>
          </chart:series>
          <chart:series chart:style-name="ch12" chart:values-cell-range-address="BirthdayProblem.G11:BirthdayProblem.G70" chart:label-cell-address="BirthdayProblem.G8:BirthdayProblem.G10" chart:class="chart:scatter">
            <chart:data-point chart:repeated="60"/>
          </chart:series>
          <chart:series chart:style-name="ch13" chart:values-cell-range-address="BirthdayProblem.H11:BirthdayProblem.H70" chart:label-cell-address="BirthdayProblem.H8:BirthdayProblem.H10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act Product P(NoCollision)</text:p>
                <text:list>
                  <text:list-item>
                    <text:p>Exact</text:p>
                  </text:list-item>
                  <text:list-item>
                    <text:p>Product</text:p>
                  </text:list-item>
                  <text:list-item>
                    <text:p>P(NoCollision)</text:p>
                  </text:list-item>
                </text:list>
                <draw:g>
                  <svg:desc>BirthdayProblem.E8:BirthdayProblem.E10</svg:desc>
                </draw:g>
              </table:table-cell>
              <table:table-cell office:value-type="string">
                <text:p>Exact P(Collision)</text:p>
                <text:list>
                  <text:list-item>
                    <text:p>Exact</text:p>
                  </text:list-item>
                  <text:list-item>
                    <text:p/>
                  </text:list-item>
                  <text:list-item>
                    <text:p>P(Collision)</text:p>
                  </text:list-item>
                </text:list>
                <draw:g>
                  <svg:desc>BirthdayProblem.F8:BirthdayProblem.F10</svg:desc>
                </draw:g>
              </table:table-cell>
              <table:table-cell office:value-type="string">
                <text:p>Approximate P(NoCollsion)</text:p>
                <text:list>
                  <text:list-item>
                    <text:p>Approximate</text:p>
                  </text:list-item>
                  <text:list-item>
                    <text:p/>
                  </text:list-item>
                  <text:list-item>
                    <text:p>P(NoCollsion)</text:p>
                  </text:list-item>
                </text:list>
                <draw:g>
                  <svg:desc>BirthdayProblem.G8:BirthdayProblem.G10</svg:desc>
                </draw:g>
              </table:table-cell>
              <table:table-cell office:value-type="string">
                <text:p>Approximate P(Collsion)</text:p>
                <text:list>
                  <text:list-item>
                    <text:p>Approximate</text:p>
                  </text:list-item>
                  <text:list-item>
                    <text:p/>
                  </text:list-item>
                  <text:list-item>
                    <text:p>P(Collsion)</text:p>
                  </text:list-item>
                </text:list>
                <draw:g>
                  <svg:desc>BirthdayProblem.H8:BirthdayProblem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irthdayProblem.C11:BirthdayProblem.C70</svg:desc>
                </draw:g>
              </table:table-cell>
              <table:table-cell office:value-type="float" office:value="1">
                <text:p>1</text:p>
                <draw:g>
                  <svg:desc>BirthdayProblem.E11:BirthdayProblem.E70</svg:desc>
                </draw:g>
              </table:table-cell>
              <table:table-cell office:value-type="float" office:value="0">
                <text:p>0</text:p>
                <draw:g>
                  <svg:desc>BirthdayProblem.F11:BirthdayProblem.F70</svg:desc>
                </draw:g>
              </table:table-cell>
              <table:table-cell office:value-type="float" office:value="0.998631074820356">
                <text:p>0.998631074820356</text:p>
                <draw:g>
                  <svg:desc>BirthdayProblem.G11:BirthdayProblem.G70</svg:desc>
                </draw:g>
              </table:table-cell>
              <table:table-cell office:value-type="float" office:value="0.00136892517964404">
                <text:p>0.00136892517964404</text:p>
                <draw:g>
                  <svg:desc>BirthdayProblem.H11:BirthdayProblem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7260273972603">
                <text:p>0.997260273972603</text:p>
              </table:table-cell>
              <table:table-cell office:value-type="float" office:value="0.00273972602739725">
                <text:p>0.00273972602739725</text:p>
              </table:table-cell>
              <table:table-cell office:value-type="float" office:value="0.994535532760597">
                <text:p>0.994535532760597</text:p>
              </table:table-cell>
              <table:table-cell office:value-type="float" office:value="0.00546446723940286">
                <text:p>0.0054644672394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1795834115219">
                <text:p>0.991795834115219</text:p>
              </table:table-cell>
              <table:table-cell office:value-type="float" office:value="0.00820416588478135">
                <text:p>0.00820416588478135</text:p>
              </table:table-cell>
              <table:table-cell office:value-type="float" office:value="0.987746920760699">
                <text:p>0.987746920760699</text:p>
              </table:table-cell>
              <table:table-cell office:value-type="float" office:value="0.0122530792393011">
                <text:p>0.0122530792393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364408753345">
                <text:p>0.98364408753345</text:p>
              </table:table-cell>
              <table:table-cell office:value-type="float" office:value="0.0163559124665502">
                <text:p>0.0163559124665502</text:p>
              </table:table-cell>
              <table:table-cell office:value-type="float" office:value="0.978320641662537">
                <text:p>0.978320641662537</text:p>
              </table:table-cell>
              <table:table-cell office:value-type="float" office:value="0.0216793583374634">
                <text:p>0.021679358337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2864426300207">
                <text:p>0.972864426300207</text:p>
              </table:table-cell>
              <table:table-cell office:value-type="float" office:value="0.0271355736997935">
                <text:p>0.0271355736997935</text:p>
              </table:table-cell>
              <table:table-cell office:value-type="float" office:value="0.966333201318802">
                <text:p>0.966333201318802</text:p>
              </table:table-cell>
              <table:table-cell office:value-type="float" office:value="0.0336667986811984">
                <text:p>0.0336667986811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9537516350889">
                <text:p>0.959537516350889</text:p>
              </table:table-cell>
              <table:table-cell office:value-type="float" office:value="0.0404624836491114">
                <text:p>0.0404624836491114</text:p>
              </table:table-cell>
              <table:table-cell office:value-type="float" office:value="0.951881174680433">
                <text:p>0.951881174680433</text:p>
              </table:table-cell>
              <table:table-cell office:value-type="float" office:value="0.0481188253195667">
                <text:p>0.0481188253195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3764296904025">
                <text:p>0.943764296904025</text:p>
              </table:table-cell>
              <table:table-cell office:value-type="float" office:value="0.0562357030959754">
                <text:p>0.0562357030959754</text:p>
              </table:table-cell>
              <table:table-cell office:value-type="float" office:value="0.935079910405377">
                <text:p>0.935079910405377</text:p>
              </table:table-cell>
              <table:table-cell office:value-type="float" office:value="0.0649200895946231">
                <text:p>0.0649200895946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5664707648331">
                <text:p>0.925664707648331</text:p>
              </table:table-cell>
              <table:table-cell office:value-type="float" office:value="0.074335292351669">
                <text:p>0.074335292351669</text:p>
              </table:table-cell>
              <table:table-cell office:value-type="float" office:value="0.916061998289108">
                <text:p>0.916061998289108</text:p>
              </table:table-cell>
              <table:table-cell office:value-type="float" office:value="0.0839380017108915">
                <text:p>0.083938001710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5376166110833">
                <text:p>0.905376166110833</text:p>
              </table:table-cell>
              <table:table-cell office:value-type="float" office:value="0.0946238338891667">
                <text:p>0.0946238338891667</text:p>
              </table:table-cell>
              <table:table-cell office:value-type="float" office:value="0.89497552798951">
                <text:p>0.89497552798951</text:p>
              </table:table-cell>
              <table:table-cell office:value-type="float" office:value="0.10502447201049">
                <text:p>0.10502447201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3051822288922">
                <text:p>0.883051822288922</text:p>
              </table:table-cell>
              <table:table-cell office:value-type="float" office:value="0.116948177711078">
                <text:p>0.116948177711078</text:p>
              </table:table-cell>
              <table:table-cell office:value-type="float" office:value="0.871982171011542">
                <text:p>0.871982171011542</text:p>
              </table:table-cell>
              <table:table-cell office:value-type="float" office:value="0.128017828988458">
                <text:p>0.128017828988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8858621678267">
                <text:p>0.858858621678267</text:p>
              </table:table-cell>
              <table:table-cell office:value-type="float" office:value="0.141141378321733">
                <text:p>0.141141378321733</text:p>
              </table:table-cell>
              <table:table-cell office:value-type="float" office:value="0.847255120656747">
                <text:p>0.847255120656747</text:p>
              </table:table-cell>
              <table:table-cell office:value-type="float" office:value="0.152744879343253">
                <text:p>0.152744879343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2975211161936">
                <text:p>0.832975211161936</text:p>
              </table:table-cell>
              <table:table-cell office:value-type="float" office:value="0.167024788838064">
                <text:p>0.167024788838064</text:p>
              </table:table-cell>
              <table:table-cell office:value-type="float" office:value="0.820976926576618">
                <text:p>0.820976926576618</text:p>
              </table:table-cell>
              <table:table-cell office:value-type="float" office:value="0.179023073423382">
                <text:p>0.179023073423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558972476757">
                <text:p>0.80558972476757</text:p>
              </table:table-cell>
              <table:table-cell office:value-type="float" office:value="0.194410275232429">
                <text:p>0.194410275232429</text:p>
              </table:table-cell>
              <table:table-cell office:value-type="float" office:value="0.793337261667655">
                <text:p>0.793337261667655</text:p>
              </table:table-cell>
              <table:table-cell office:value-type="float" office:value="0.206662738332345">
                <text:p>0.206662738332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76897487995027">
                <text:p>0.776897487995027</text:p>
              </table:table-cell>
              <table:table-cell office:value-type="float" office:value="0.223102512004973">
                <text:p>0.223102512004973</text:p>
              </table:table-cell>
              <table:table-cell office:value-type="float" office:value="0.764530659303283">
                <text:p>0.764530659303283</text:p>
              </table:table-cell>
              <table:table-cell office:value-type="float" office:value="0.235469340696717">
                <text:p>0.235469340696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47098680236314">
                <text:p>0.747098680236314</text:p>
              </table:table-cell>
              <table:table-cell office:value-type="float" office:value="0.252901319763686">
                <text:p>0.252901319763686</text:p>
              </table:table-cell>
              <table:table-cell office:value-type="float" office:value="0.734754258330115">
                <text:p>0.734754258330115</text:p>
              </table:table-cell>
              <table:table-cell office:value-type="float" office:value="0.265245741669885">
                <text:p>0.265245741669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639599474715">
                <text:p>0.71639599474715</text:p>
              </table:table-cell>
              <table:table-cell office:value-type="float" office:value="0.28360400525285">
                <text:p>0.28360400525285</text:p>
              </table:table-cell>
              <table:table-cell office:value-type="float" office:value="0.704205591901405">
                <text:p>0.704205591901405</text:p>
              </table:table-cell>
              <table:table-cell office:value-type="float" office:value="0.295794408098595">
                <text:p>0.295794408098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84992334703439">
                <text:p>0.684992334703439</text:p>
              </table:table-cell>
              <table:table-cell office:value-type="float" office:value="0.315007665296561">
                <text:p>0.315007665296561</text:p>
              </table:table-cell>
              <table:table-cell office:value-type="float" office:value="0.673080454137317">
                <text:p>0.673080454137317</text:p>
              </table:table-cell>
              <table:table-cell office:value-type="float" office:value="0.326919545862683">
                <text:p>0.326919545862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5308858212821">
                <text:p>0.65308858212821</text:p>
              </table:table-cell>
              <table:table-cell office:value-type="float" office:value="0.34691141787179">
                <text:p>0.34691141787179</text:p>
              </table:table-cell>
              <table:table-cell office:value-type="float" office:value="0.641570875865167">
                <text:p>0.641570875865167</text:p>
              </table:table-cell>
              <table:table-cell office:value-type="float" office:value="0.358429124134833">
                <text:p>0.358429124134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0881473968463">
                <text:p>0.620881473968463</text:p>
              </table:table-cell>
              <table:table-cell office:value-type="float" office:value="0.379118526031537">
                <text:p>0.379118526031537</text:p>
              </table:table-cell>
              <table:table-cell office:value-type="float" office:value="0.609863237393888">
                <text:p>0.609863237393888</text:p>
              </table:table-cell>
              <table:table-cell office:value-type="float" office:value="0.390136762606111">
                <text:p>0.390136762606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8856161641942">
                <text:p>0.58856161641942</text:p>
              </table:table-cell>
              <table:table-cell office:value-type="float" office:value="0.41143838358058">
                <text:p>0.41143838358058</text:p>
              </table:table-cell>
              <table:table-cell office:value-type="float" office:value="0.578136542517284">
                <text:p>0.578136542517284</text:p>
              </table:table-cell>
              <table:table-cell office:value-type="float" office:value="0.421863457482716">
                <text:p>0.421863457482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56311664834794">
                <text:p>0.556311664834794</text:p>
              </table:table-cell>
              <table:table-cell office:value-type="float" office:value="0.443688335165206">
                <text:p>0.443688335165206</text:p>
              </table:table-cell>
              <table:table-cell office:value-type="float" office:value="0.546560873830382">
                <text:p>0.546560873830382</text:p>
              </table:table-cell>
              <table:table-cell office:value-type="float" office:value="0.453439126169618">
                <text:p>0.453439126169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2430469233745">
                <text:p>0.52430469233745</text:p>
              </table:table-cell>
              <table:table-cell office:value-type="float" office:value="0.47569530766255">
                <text:p>0.47569530766255</text:p>
              </table:table-cell>
              <table:table-cell office:value-type="float" office:value="0.51529604509686">
                <text:p>0.51529604509686</text:p>
              </table:table-cell>
              <table:table-cell office:value-type="float" office:value="0.48470395490314">
                <text:p>0.48470395490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2702765676014">
                <text:p>0.492702765676014</text:p>
              </table:table-cell>
              <table:table-cell office:value-type="float" office:value="0.507297234323986">
                <text:p>0.507297234323986</text:p>
              </table:table-cell>
              <table:table-cell office:value-type="float" office:value="0.484490461938483">
                <text:p>0.484490461938483</text:p>
              </table:table-cell>
              <table:table-cell office:value-type="float" office:value="0.515509538061517">
                <text:p>0.515509538061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1655742085471">
                <text:p>0.461655742085471</text:p>
              </table:table-cell>
              <table:table-cell office:value-type="float" office:value="0.538344257914529">
                <text:p>0.538344257914529</text:p>
              </table:table-cell>
              <table:table-cell office:value-type="float" office:value="0.454280197642861">
                <text:p>0.454280197642861</text:p>
              </table:table-cell>
              <table:table-cell office:value-type="float" office:value="0.545719802357139">
                <text:p>0.545719802357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31300296030536">
                <text:p>0.431300296030536</text:p>
              </table:table-cell>
              <table:table-cell office:value-type="float" office:value="0.568699703969464">
                <text:p>0.568699703969464</text:p>
              </table:table-cell>
              <table:table-cell office:value-type="float" office:value="0.424788286510824">
                <text:p>0.424788286510824</text:p>
              </table:table-cell>
              <table:table-cell office:value-type="float" office:value="0.575211713489176">
                <text:p>0.575211713489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01759179864061">
                <text:p>0.401759179864061</text:p>
              </table:table-cell>
              <table:table-cell office:value-type="float" office:value="0.598240820135939">
                <text:p>0.598240820135939</text:p>
              </table:table-cell>
              <table:table-cell office:value-type="float" office:value="0.396124232988175">
                <text:p>0.396124232988175</text:p>
              </table:table-cell>
              <table:table-cell office:value-type="float" office:value="0.603875767011825">
                <text:p>0.603875767011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73140717736758">
                <text:p>0.373140717736758</text:p>
              </table:table-cell>
              <table:table-cell office:value-type="float" office:value="0.626859282263242">
                <text:p>0.626859282263242</text:p>
              </table:table-cell>
              <table:table-cell office:value-type="float" office:value="0.368383730936492">
                <text:p>0.368383730936492</text:p>
              </table:table-cell>
              <table:table-cell office:value-type="float" office:value="0.631616269063507">
                <text:p>0.631616269063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455385276576">
                <text:p>0.3455385276576</text:p>
              </table:table-cell>
              <table:table-cell office:value-type="float" office:value="0.654461472342399">
                <text:p>0.654461472342399</text:p>
              </table:table-cell>
              <table:table-cell office:value-type="float" office:value="0.341648583869023">
                <text:p>0.341648583869023</text:p>
              </table:table-cell>
              <table:table-cell office:value-type="float" office:value="0.658351416130977">
                <text:p>0.658351416130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9031462522223">
                <text:p>0.319031462522223</text:p>
              </table:table-cell>
              <table:table-cell office:value-type="float" office:value="0.680968537477777">
                <text:p>0.680968537477777</text:p>
              </table:table-cell>
              <table:table-cell office:value-type="float" office:value="0.315986813871523">
                <text:p>0.315986813871523</text:p>
              </table:table-cell>
              <table:table-cell office:value-type="float" office:value="0.684013186128477">
                <text:p>0.684013186128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93683757280731">
                <text:p>0.293683757280731</text:p>
              </table:table-cell>
              <table:table-cell office:value-type="float" office:value="0.706316242719269">
                <text:p>0.706316242719269</text:p>
              </table:table-cell>
              <table:table-cell office:value-type="float" office:value="0.291452944289932">
                <text:p>0.291452944289932</text:p>
              </table:table-cell>
              <table:table-cell office:value-type="float" office:value="0.708547055710068">
                <text:p>0.708547055710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69545366271356">
                <text:p>0.269545366271356</text:p>
              </table:table-cell>
              <table:table-cell office:value-type="float" office:value="0.730454633728644">
                <text:p>0.730454633728644</text:p>
              </table:table-cell>
              <table:table-cell office:value-type="float" office:value="0.268088439127351">
                <text:p>0.268088439127351</text:p>
              </table:table-cell>
              <table:table-cell office:value-type="float" office:value="0.731911560872649">
                <text:p>0.731911560872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46652472149679">
                <text:p>0.246652472149679</text:p>
              </table:table-cell>
              <table:table-cell office:value-type="float" office:value="0.753347527850321">
                <text:p>0.753347527850321</text:p>
              </table:table-cell>
              <table:table-cell office:value-type="float" office:value="0.245922280467176">
                <text:p>0.245922280467176</text:p>
              </table:table-cell>
              <table:table-cell office:value-type="float" office:value="0.754077719532824">
                <text:p>0.754077719532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25028145824228">
                <text:p>0.225028145824228</text:p>
              </table:table-cell>
              <table:table-cell office:value-type="float" office:value="0.774971854175772">
                <text:p>0.774971854175772</text:p>
              </table:table-cell>
              <table:table-cell office:value-type="float" office:value="0.2249716641279">
                <text:p>0.2249716641279</text:p>
              </table:table-cell>
              <table:table-cell office:value-type="float" office:value="0.7750283358721">
                <text:p>0.7750283358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04683135379846">
                <text:p>0.204683135379846</text:p>
              </table:table-cell>
              <table:table-cell office:value-type="float" office:value="0.795316864620154">
                <text:p>0.795316864620154</text:p>
              </table:table-cell>
              <table:table-cell office:value-type="float" office:value="0.205242793145099">
                <text:p>0.205242793145099</text:p>
              </table:table-cell>
              <table:table-cell office:value-type="float" office:value="0.794757206854901">
                <text:p>0.794757206854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85616761125285">
                <text:p>0.185616761125285</text:p>
              </table:table-cell>
              <table:table-cell office:value-type="float" office:value="0.814383238874715">
                <text:p>0.814383238874715</text:p>
              </table:table-cell>
              <table:table-cell office:value-type="float" office:value="0.186731748542366">
                <text:p>0.186731748542366</text:p>
              </table:table-cell>
              <table:table-cell office:value-type="float" office:value="0.813268251457634">
                <text:p>0.813268251457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6781789362012">
                <text:p>0.16781789362012</text:p>
              </table:table-cell>
              <table:table-cell office:value-type="float" office:value="0.83218210637988">
                <text:p>0.83218210637988</text:p>
              </table:table-cell>
              <table:table-cell office:value-type="float" office:value="0.169425417159856">
                <text:p>0.169425417159856</text:p>
              </table:table-cell>
              <table:table-cell office:value-type="float" office:value="0.830574582840144">
                <text:p>0.830574582840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1265991783615">
                <text:p>0.151265991783615</text:p>
              </table:table-cell>
              <table:table-cell office:value-type="float" office:value="0.848734008216385">
                <text:p>0.848734008216385</text:p>
              </table:table-cell>
              <table:table-cell office:value-type="float" office:value="0.153302457012589">
                <text:p>0.153302457012589</text:p>
              </table:table-cell>
              <table:table-cell office:value-type="float" office:value="0.846697542987411">
                <text:p>0.846697542987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35932178917879">
                <text:p>0.135932178917879</text:p>
              </table:table-cell>
              <table:table-cell office:value-type="float" office:value="0.864067821082121">
                <text:p>0.864067821082121</text:p>
              </table:table-cell>
              <table:table-cell office:value-type="float" office:value="0.138334281699941">
                <text:p>0.138334281699941</text:p>
              </table:table-cell>
              <table:table-cell office:value-type="float" office:value="0.861665718300059">
                <text:p>0.861665718300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21780335633278">
                <text:p>0.121780335633278</text:p>
              </table:table-cell>
              <table:table-cell office:value-type="float" office:value="0.878219664366722">
                <text:p>0.878219664366722</text:p>
              </table:table-cell>
              <table:table-cell office:value-type="float" office:value="0.12448604672756">
                <text:p>0.12448604672756</text:p>
              </table:table-cell>
              <table:table-cell office:value-type="float" office:value="0.87551395327244">
                <text:p>0.87551395327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08768190182051">
                <text:p>0.108768190182051</text:p>
              </table:table-cell>
              <table:table-cell office:value-type="float" office:value="0.891231809817949">
                <text:p>0.891231809817949</text:p>
              </table:table-cell>
              <table:table-cell office:value-type="float" office:value="0.111717622175412">
                <text:p>0.111717622175412</text:p>
              </table:table-cell>
              <table:table-cell office:value-type="float" office:value="0.888282377824588">
                <text:p>0.888282377824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968483885182646">
                <text:p>0.0968483885182646</text:p>
              </table:table-cell>
              <table:table-cell office:value-type="float" office:value="0.903151611481735">
                <text:p>0.903151611481735</text:p>
              </table:table-cell>
              <table:table-cell office:value-type="float" office:value="0.099984537892172">
                <text:p>0.099984537892172</text:p>
              </table:table-cell>
              <table:table-cell office:value-type="float" office:value="0.900015462107828">
                <text:p>0.900015462107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859695284381307">
                <text:p>0.0859695284381307</text:p>
              </table:table-cell>
              <table:table-cell office:value-type="float" office:value="0.914030471561869">
                <text:p>0.914030471561869</text:p>
              </table:table-cell>
              <table:table-cell office:value-type="float" office:value="0.0892388892592479">
                <text:p>0.0892388892592479</text:p>
              </table:table-cell>
              <table:table-cell office:value-type="float" office:value="0.910761110740752">
                <text:p>0.910761110740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760771443438801">
                <text:p>0.0760771443438801</text:p>
              </table:table-cell>
              <table:table-cell office:value-type="float" office:value="0.92392285565612">
                <text:p>0.92392285565612</text:p>
              </table:table-cell>
              <table:table-cell office:value-type="float" office:value="0.0794301934923773">
                <text:p>0.0794301934923773</text:p>
              </table:table-cell>
              <table:table-cell office:value-type="float" office:value="0.920569806507623">
                <text:p>0.920569806507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71146314485737">
                <text:p>0.0671146314485737</text:p>
              </table:table-cell>
              <table:table-cell office:value-type="float" office:value="0.932885368551426">
                <text:p>0.932885368551426</text:p>
              </table:table-cell>
              <table:table-cell office:value-type="float" office:value="0.0705061883839449">
                <text:p>0.0705061883839449</text:p>
              </table:table-cell>
              <table:table-cell office:value-type="float" office:value="0.929493811616055">
                <text:p>0.929493811616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90241005342251">
                <text:p>0.0590241005342251</text:p>
              </table:table-cell>
              <table:table-cell office:value-type="float" office:value="0.940975899465775">
                <text:p>0.940975899465775</text:p>
              </table:table-cell>
              <table:table-cell office:value-type="float" office:value="0.0624135672888193">
                <text:p>0.0624135672888193</text:p>
              </table:table-cell>
              <table:table-cell office:value-type="float" office:value="0.937586432711181">
                <text:p>0.937586432711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517471566327453">
                <text:p>0.0517471566327453</text:p>
              </table:table-cell>
              <table:table-cell office:value-type="float" office:value="0.948252843367255">
                <text:p>0.948252843367255</text:p>
              </table:table-cell>
              <table:table-cell office:value-type="float" office:value="0.0550986459802539">
                <text:p>0.0550986459802539</text:p>
              </table:table-cell>
              <table:table-cell office:value-type="float" office:value="0.944901354019746">
                <text:p>0.944901354019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452255971667007">
                <text:p>0.0452255971667007</text:p>
              </table:table-cell>
              <table:table-cell office:value-type="float" office:value="0.954774402833299">
                <text:p>0.954774402833299</text:p>
              </table:table-cell>
              <table:table-cell office:value-type="float" office:value="0.0485079587161839">
                <text:p>0.0485079587161839</text:p>
              </table:table-cell>
              <table:table-cell office:value-type="float" office:value="0.951492041283816">
                <text:p>0.951492041283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394020271205775">
                <text:p>0.0394020271205775</text:p>
              </table:table-cell>
              <table:table-cell office:value-type="float" office:value="0.960597972879422">
                <text:p>0.960597972879422</text:p>
              </table:table-cell>
              <table:table-cell office:value-type="float" office:value="0.0425887824325663">
                <text:p>0.0425887824325663</text:p>
              </table:table-cell>
              <table:table-cell office:value-type="float" office:value="0.957411217567434">
                <text:p>0.957411217567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342203906773235">
                <text:p>0.0342203906773235</text:p>
              </table:table-cell>
              <table:table-cell office:value-type="float" office:value="0.965779609322676">
                <text:p>0.965779609322676</text:p>
              </table:table-cell>
              <table:table-cell office:value-type="float" office:value="0.0372895893983788">
                <text:p>0.0372895893983788</text:p>
              </table:table-cell>
              <table:table-cell office:value-type="float" office:value="0.962710410601621">
                <text:p>0.962710410601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96264204220116">
                <text:p>0.0296264204220116</text:p>
              </table:table-cell>
              <table:table-cell office:value-type="float" office:value="0.970373579577988">
                <text:p>0.970373579577988</text:p>
              </table:table-cell>
              <table:table-cell office:value-type="float" office:value="0.032560429912094">
                <text:p>0.032560429912094</text:p>
              </table:table-cell>
              <table:table-cell office:value-type="float" office:value="0.967439570087906">
                <text:p>0.9674395700879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55680066655716">
                <text:p>0.0255680066655716</text:p>
              </table:table-cell>
              <table:table-cell office:value-type="float" office:value="0.974431993334428">
                <text:p>0.974431993334428</text:p>
              </table:table-cell>
              <table:table-cell office:value-type="float" office:value="0.0283532476835609">
                <text:p>0.0283532476835609</text:p>
              </table:table-cell>
              <table:table-cell office:value-type="float" office:value="0.971646752316439">
                <text:p>0.971646752316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219954906657246">
                <text:p>0.0219954906657246</text:p>
              </table:table-cell>
              <table:table-cell office:value-type="float" office:value="0.978004509334275">
                <text:p>0.978004509334275</text:p>
              </table:table-cell>
              <table:table-cell office:value-type="float" office:value="0.0246221314255847">
                <text:p>0.0246221314255847</text:p>
              </table:table-cell>
              <table:table-cell office:value-type="float" office:value="0.975377868574415">
                <text:p>0.975377868574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88618865160872">
                <text:p>0.0188618865160872</text:p>
              </table:table-cell>
              <table:table-cell office:value-type="float" office:value="0.981138113483913">
                <text:p>0.981138113483913</text:p>
              </table:table-cell>
              <table:table-cell office:value-type="float" office:value="0.0213235068784391">
                <text:p>0.0213235068784391</text:p>
              </table:table-cell>
              <table:table-cell office:value-type="float" office:value="0.978676493121561">
                <text:p>0.97867649312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61230372411485">
                <text:p>0.0161230372411485</text:p>
              </table:table-cell>
              <table:table-cell office:value-type="float" office:value="0.983876962758851">
                <text:p>0.983876962758851</text:p>
              </table:table-cell>
              <table:table-cell office:value-type="float" office:value="0.0184162740147597">
                <text:p>0.0184162740147597</text:p>
              </table:table-cell>
              <table:table-cell office:value-type="float" office:value="0.98158372598524">
                <text:p>0.98158372598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37377111835539">
                <text:p>0.0137377111835539</text:p>
              </table:table-cell>
              <table:table-cell office:value-type="float" office:value="0.986262288816446">
                <text:p>0.986262288816446</text:p>
              </table:table-cell>
              <table:table-cell office:value-type="float" office:value="0.0158618945320513">
                <text:p>0.0158618945320513</text:p>
              </table:table-cell>
              <table:table-cell office:value-type="float" office:value="0.984138105467949">
                <text:p>0.984138105467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116676451147992">
                <text:p>0.0116676451147992</text:p>
              </table:table-cell>
              <table:table-cell office:value-type="float" office:value="0.988332354885201">
                <text:p>0.988332354885201</text:p>
              </table:table-cell>
              <table:table-cell office:value-type="float" office:value="0.0136244349485494">
                <text:p>0.0136244349485494</text:p>
              </table:table-cell>
              <table:table-cell office:value-type="float" office:value="0.986375565051451">
                <text:p>0.986375565051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987754065883002">
                <text:p>0.00987754065883002</text:p>
              </table:table-cell>
              <table:table-cell office:value-type="float" office:value="0.99012245934117">
                <text:p>0.99012245934117</text:p>
              </table:table-cell>
              <table:table-cell office:value-type="float" office:value="0.0116705706906871">
                <text:p>0.0116705706906871</text:p>
              </table:table-cell>
              <table:table-cell office:value-type="float" office:value="0.988329429309313">
                <text:p>0.988329429309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833502061073875">
                <text:p>0.00833502061073875</text:p>
              </table:table-cell>
              <table:table-cell office:value-type="float" office:value="0.991664979389261">
                <text:p>0.991664979389261</text:p>
              </table:table-cell>
              <table:table-cell office:value-type="float" office:value="0.00996955651361809">
                <text:p>0.00996955651361809</text:p>
              </table:table-cell>
              <table:table-cell office:value-type="float" office:value="0.990030443486382">
                <text:p>0.990030443486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701055158218301">
                <text:p>0.00701055158218301</text:p>
              </table:table-cell>
              <table:table-cell office:value-type="float" office:value="0.992989448417817">
                <text:p>0.992989448417817</text:p>
              </table:table-cell>
              <table:table-cell office:value-type="float" office:value="0.00849316844758028">
                <text:p>0.00849316844758028</text:p>
              </table:table-cell>
              <table:table-cell office:value-type="float" office:value="0.99150683155242">
                <text:p>0.99150683155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87733913465206">
                <text:p>0.00587733913465206</text:p>
              </table:table-cell>
              <table:table-cell office:value-type="float" office:value="0.994122660865348">
                <text:p>0.994122660865348</text:p>
              </table:table-cell>
              <table:table-cell office:value-type="float" office:value="0.00721562222996788">
                <text:p>0.00721562222996788</text:p>
              </table:table-cell>
              <table:table-cell office:value-type="float" office:value="0.992784377770032">
                <text:p>0.992784377770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